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23"/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gfsk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1]/80" office:value-type="float" office:value="0" calcext:value-type="float">
            <text:p>0</text:p>
          </table:table-cell>
          <table:table-cell table:formula="of:=0.5*ERF([.$B$4]*([.E1]+0.5))-0.5*ERF([.$B$4]*([.E1]-0.5))" office:value-type="float" office:value="0.999999999999955" calcext:value-type="float">
            <text:p>0.9999999999999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2]/80" office:value-type="float" office:value="0.0125" calcext:value-type="float">
            <text:p>0.0125</text:p>
          </table:table-cell>
          <table:table-cell table:formula="of:=0.5*ERF([.$B$4]*([.E2]+0.5))-0.5*ERF([.$B$4]*([.E2]-0.5))" office:value-type="float" office:value="0.999999999999902" calcext:value-type="float">
            <text:p>0.9999999999999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D3]/80" office:value-type="float" office:value="0.025" calcext:value-type="float">
            <text:p>0.025</text:p>
          </table:table-cell>
          <table:table-cell table:formula="of:=0.5*ERF([.$B$4]*([.E3]+0.5))-0.5*ERF([.$B$4]*([.E3]-0.5))" office:value-type="float" office:value="0.999999999999623" calcext:value-type="float">
            <text:p>0.999999999999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ff</text:p>
          </table:table-cell>
          <table:table-cell table:formula="of:=2*PI()*SQRT(2/LN(2))" office:value-type="float" office:value="10.672892513274" calcext:value-type="float">
            <text:p>10.67289251327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4]/80" office:value-type="float" office:value="0.0375" calcext:value-type="float">
            <text:p>0.0375</text:p>
          </table:table-cell>
          <table:table-cell table:formula="of:=0.5*ERF([.$B$4]*([.E4]+0.5))-0.5*ERF([.$B$4]*([.E4]-0.5))" office:value-type="float" office:value="0.999999999998533" calcext:value-type="float">
            <text:p>0.9999999999985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D5]/80" office:value-type="float" office:value="0.05" calcext:value-type="float">
            <text:p>0.05</text:p>
          </table:table-cell>
          <table:table-cell table:formula="of:=0.5*ERF([.$B$4]*([.E5]+0.5))-0.5*ERF([.$B$4]*([.E5]-0.5))" office:value-type="float" office:value="0.999999999994478" calcext:value-type="float">
            <text:p>0.99999999999447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D6]/80" office:value-type="float" office:value="0.0625" calcext:value-type="float">
            <text:p>0.0625</text:p>
          </table:table-cell>
          <table:table-cell table:formula="of:=0.5*ERF([.$B$4]*([.E6]+0.5))-0.5*ERF([.$B$4]*([.E6]-0.5))" office:value-type="float" office:value="0.999999999979924" calcext:value-type="float">
            <text:p>0.9999999999799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.D7]/80" office:value-type="float" office:value="0.075" calcext:value-type="float">
            <text:p>0.075</text:p>
          </table:table-cell>
          <table:table-cell table:formula="of:=0.5*ERF([.$B$4]*([.E7]+0.5))-0.5*ERF([.$B$4]*([.E7]-0.5))" office:value-type="float" office:value="0.999999999929516" calcext:value-type="float">
            <text:p>0.9999999999295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.D8]/80" office:value-type="float" office:value="0.0875" calcext:value-type="float">
            <text:p>0.0875</text:p>
          </table:table-cell>
          <table:table-cell table:formula="of:=0.5*ERF([.$B$4]*([.E8]+0.5))-0.5*ERF([.$B$4]*([.E8]-0.5))" office:value-type="float" office:value="0.999999999761015" calcext:value-type="float">
            <text:p>0.9999999997610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D9]/80" office:value-type="float" office:value="0.1" calcext:value-type="float">
            <text:p>0.1</text:p>
          </table:table-cell>
          <table:table-cell table:formula="of:=0.5*ERF([.$B$4]*([.E9]+0.5))-0.5*ERF([.$B$4]*([.E9]-0.5))" office:value-type="float" office:value="0.999999999217398" calcext:value-type="float">
            <text:p>0.999999999217398</text:p>
          </table:table-cell>
          <table:table-cell table:formula="of:=INT(0.5+1024*[.F9])" office:value-type="float" office:value="1024" calcext:value-type="float">
            <text:p>1024</text:p>
          </table:table-cell>
          <table:table-cell/>
          <table:table-cell table:style-name="ce2" table:formula="of:=([.G9]-[.F9]*1024)/[.F9]/1024" office:value-type="percentage" office:value="0.00000000078260209485" calcext:value-type="percentage">
            <text:p>0.0000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.D10]/80" office:value-type="float" office:value="0.1125" calcext:value-type="float">
            <text:p>0.1125</text:p>
          </table:table-cell>
          <table:table-cell table:formula="of:=0.5*ERF([.$B$4]*([.E10]+0.5))-0.5*ERF([.$B$4]*([.E10]-0.5))" office:value-type="float" office:value="0.999999997524755" calcext:value-type="float">
            <text:p>0.999999997524755</text:p>
          </table:table-cell>
          <table:table-cell table:formula="of:=INT(0.5+1024*[.F10])" office:value-type="float" office:value="1024" calcext:value-type="float">
            <text:p>1024</text:p>
          </table:table-cell>
          <table:table-cell/>
          <table:table-cell table:style-name="ce2" table:formula="of:=([.G10]-[.F10]*1024)/[.F10]/1024" office:value-type="percentage" office:value="0.00000000247524523713" calcext:value-type="percentage">
            <text:p>0.0000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11]/80" office:value-type="float" office:value="0.125" calcext:value-type="float">
            <text:p>0.125</text:p>
          </table:table-cell>
          <table:table-cell table:formula="of:=0.5*ERF([.$B$4]*([.E11]+0.5))-0.5*ERF([.$B$4]*([.E11]-0.5))" office:value-type="float" office:value="0.999999992438227" calcext:value-type="float">
            <text:p>0.999999992438227</text:p>
          </table:table-cell>
          <table:table-cell table:formula="of:=INT(0.5+1024*[.F11])" office:value-type="float" office:value="1024" calcext:value-type="float">
            <text:p>1024</text:p>
          </table:table-cell>
          <table:table-cell/>
          <table:table-cell table:style-name="ce2" table:formula="of:=([.G11]-[.F11]*1024)/[.F11]/1024" office:value-type="percentage" office:value="0.00000000756177259864" calcext:value-type="percentage">
            <text:p>0.0000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D12]/80" office:value-type="float" office:value="0.1375" calcext:value-type="float">
            <text:p>0.1375</text:p>
          </table:table-cell>
          <table:table-cell table:formula="of:=0.5*ERF([.$B$4]*([.E12]+0.5))-0.5*ERF([.$B$4]*([.E12]-0.5))" office:value-type="float" office:value="0.999999977685885" calcext:value-type="float">
            <text:p>0.999999977685885</text:p>
          </table:table-cell>
          <table:table-cell table:formula="of:=INT(0.5+1024*[.F12])" office:value-type="float" office:value="1024" calcext:value-type="float">
            <text:p>1024</text:p>
          </table:table-cell>
          <table:table-cell/>
          <table:table-cell table:style-name="ce2" table:formula="of:=([.G12]-[.F12]*1024)/[.F12]/1024" office:value-type="percentage" office:value="0.00000002231411527607" calcext:value-type="percentage">
            <text:p>0.0000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D13]/80" office:value-type="float" office:value="0.15" calcext:value-type="float">
            <text:p>0.15</text:p>
          </table:table-cell>
          <table:table-cell table:formula="of:=0.5*ERF([.$B$4]*([.E13]+0.5))-0.5*ERF([.$B$4]*([.E13]-0.5))" office:value-type="float" office:value="0.999999936392132" calcext:value-type="float">
            <text:p>0.999999936392132</text:p>
          </table:table-cell>
          <table:table-cell table:formula="of:=INT(0.5+1024*[.F13])" office:value-type="float" office:value="1024" calcext:value-type="float">
            <text:p>1024</text:p>
          </table:table-cell>
          <table:table-cell/>
          <table:table-cell table:style-name="ce2" table:formula="of:=([.G13]-[.F13]*1024)/[.F13]/1024" office:value-type="percentage" office:value="0.00000006360787168566" calcext:value-type="percentage">
            <text:p>0.00001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.D14]/80" office:value-type="float" office:value="0.1625" calcext:value-type="float">
            <text:p>0.1625</text:p>
          </table:table-cell>
          <table:table-cell table:formula="of:=0.5*ERF([.$B$4]*([.E14]+0.5))-0.5*ERF([.$B$4]*([.E14]-0.5))" office:value-type="float" office:value="0.999999824836459" calcext:value-type="float">
            <text:p>0.999999824836459</text:p>
          </table:table-cell>
          <table:table-cell table:formula="of:=INT(0.5+1024*[.F14])" office:value-type="float" office:value="1024" calcext:value-type="float">
            <text:p>1024</text:p>
          </table:table-cell>
          <table:table-cell/>
          <table:table-cell table:style-name="ce2" table:formula="of:=([.G14]-[.F14]*1024)/[.F14]/1024" office:value-type="percentage" office:value="0.00000017516357168749" calcext:value-type="percentage">
            <text:p>0.0000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.D15]/80" office:value-type="float" office:value="0.175" calcext:value-type="float">
            <text:p>0.175</text:p>
          </table:table-cell>
          <table:table-cell table:formula="of:=0.5*ERF([.$B$4]*([.E15]+0.5))-0.5*ERF([.$B$4]*([.E15]-0.5))" office:value-type="float" office:value="0.999999533977094" calcext:value-type="float">
            <text:p>0.999999533977094</text:p>
          </table:table-cell>
          <table:table-cell table:formula="of:=INT(0.5+1024*[.F15])" office:value-type="float" office:value="1024" calcext:value-type="float">
            <text:p>1024</text:p>
          </table:table-cell>
          <table:table-cell/>
          <table:table-cell table:style-name="ce2" table:formula="of:=([.G15]-[.F15]*1024)/[.F15]/1024" office:value-type="percentage" office:value="0.00000046602312366424" calcext:value-type="percentage">
            <text:p>0.00005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D16]/80" office:value-type="float" office:value="0.1875" calcext:value-type="float">
            <text:p>0.1875</text:p>
          </table:table-cell>
          <table:table-cell table:formula="of:=0.5*ERF([.$B$4]*([.E16]+0.5))-0.5*ERF([.$B$4]*([.E16]-0.5))" office:value-type="float" office:value="0.999998802065424" calcext:value-type="float">
            <text:p>0.999998802065424</text:p>
          </table:table-cell>
          <table:table-cell table:formula="of:=INT(0.5+1024*[.F16])" office:value-type="float" office:value="1024" calcext:value-type="float">
            <text:p>1024</text:p>
          </table:table-cell>
          <table:table-cell/>
          <table:table-cell table:style-name="ce2" table:formula="of:=([.G16]-[.F16]*1024)/[.F16]/1024" office:value-type="percentage" office:value="0.0000011979360106964" calcext:value-type="percentage">
            <text:p>0.0001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D17]/80" office:value-type="float" office:value="0.2" calcext:value-type="float">
            <text:p>0.2</text:p>
          </table:table-cell>
          <table:table-cell table:formula="of:=0.5*ERF([.$B$4]*([.E17]+0.5))-0.5*ERF([.$B$4]*([.E17]-0.5))" office:value-type="float" office:value="0.999997024528383" calcext:value-type="float">
            <text:p>0.999997024528383</text:p>
          </table:table-cell>
          <table:table-cell table:formula="of:=INT(0.5+1024*[.F17])" office:value-type="float" office:value="1024" calcext:value-type="float">
            <text:p>1024</text:p>
          </table:table-cell>
          <table:table-cell/>
          <table:table-cell table:style-name="ce2" table:formula="of:=([.G17]-[.F17]*1024)/[.F17]/1024" office:value-type="percentage" office:value="0.00000297548047010848" calcext:value-type="percentage">
            <text:p>0.0003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.D18]/80" office:value-type="float" office:value="0.2125" calcext:value-type="float">
            <text:p>0.2125</text:p>
          </table:table-cell>
          <table:table-cell table:formula="of:=0.5*ERF([.$B$4]*([.E18]+0.5))-0.5*ERF([.$B$4]*([.E18]-0.5))" office:value-type="float" office:value="0.999992858107369" calcext:value-type="float">
            <text:p>0.999992858107369</text:p>
          </table:table-cell>
          <table:table-cell table:formula="of:=INT(0.5+1024*[.F18])" office:value-type="float" office:value="1024" calcext:value-type="float">
            <text:p>1024</text:p>
          </table:table-cell>
          <table:table-cell/>
          <table:table-cell table:style-name="ce2" table:formula="of:=([.G18]-[.F18]*1024)/[.F18]/1024" office:value-type="percentage" office:value="0.00000714194363739696" calcext:value-type="percentage">
            <text:p>0.00071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.D19]/80" office:value-type="float" office:value="0.225" calcext:value-type="float">
            <text:p>0.225</text:p>
          </table:table-cell>
          <table:table-cell table:formula="of:=0.5*ERF([.$B$4]*([.E19]+0.5))-0.5*ERF([.$B$4]*([.E19]-0.5))" office:value-type="float" office:value="0.999983432870294" calcext:value-type="float">
            <text:p>0.999983432870294</text:p>
          </table:table-cell>
          <table:table-cell table:formula="of:=INT(0.5+1024*[.F19])" office:value-type="float" office:value="1024" calcext:value-type="float">
            <text:p>1024</text:p>
          </table:table-cell>
          <table:table-cell/>
          <table:table-cell table:style-name="ce2" table:formula="of:=([.G19]-[.F19]*1024)/[.F19]/1024" office:value-type="percentage" office:value="0.000016567404180325" calcext:value-type="percentage">
            <text:p>0.00166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[.D20]/80" office:value-type="float" office:value="0.2375" calcext:value-type="float">
            <text:p>0.2375</text:p>
          </table:table-cell>
          <table:table-cell table:formula="of:=0.5*ERF([.$B$4]*([.E20]+0.5))-0.5*ERF([.$B$4]*([.E20]-0.5))" office:value-type="float" office:value="0.999962854727532" calcext:value-type="float">
            <text:p>0.999962854727532</text:p>
          </table:table-cell>
          <table:table-cell table:formula="of:=INT(0.5+1024*[.F20])" office:value-type="float" office:value="1024" calcext:value-type="float">
            <text:p>1024</text:p>
          </table:table-cell>
          <table:table-cell/>
          <table:table-cell table:style-name="ce2" table:formula="of:=([.G20]-[.F20]*1024)/[.F20]/1024" office:value-type="percentage" office:value="0.0000371466522901963" calcext:value-type="percentage">
            <text:p>0.00371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21]/80" office:value-type="float" office:value="0.25" calcext:value-type="float">
            <text:p>0.25</text:p>
          </table:table-cell>
          <table:table-cell table:formula="of:=0.5*ERF(10*([.E21]+0.5))-0.5*ERF(10*([.E21]-0.5))" office:value-type="float" office:value="0.999796523991278" calcext:value-type="float">
            <text:p>0.999796523991278</text:p>
          </table:table-cell>
          <table:table-cell table:formula="of:=INT(0.5+1024*[.F21])" office:value-type="float" office:value="1024" calcext:value-type="float">
            <text:p>1024</text:p>
          </table:table-cell>
          <table:table-cell/>
          <table:table-cell table:style-name="ce2" table:formula="of:=([.G21]-[.F21]*1024)/[.F21]/1024" office:value-type="percentage" office:value="0.000203517419634756" calcext:value-type="percentage">
            <text:p>0.02035%</text:p>
          </table:table-cell>
          <table:table-cell/>
          <table:table-cell office:value-type="string" calcext:value-type="string">
            <text:p>pulse index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.D22]/80" office:value-type="float" office:value="0.2625" calcext:value-type="float">
            <text:p>0.2625</text:p>
          </table:table-cell>
          <table:table-cell table:formula="of:=0.5*ERF(10*([.E22]+0.5))-0.5*ERF(10*([.E22]-0.5))" office:value-type="float" office:value="0.999608530891054" calcext:value-type="float">
            <text:p>0.999608530891054</text:p>
          </table:table-cell>
          <table:table-cell table:style-name="ce1" table:formula="of:=INT(0.5+1024*[.F22])" office:value-type="float" office:value="1024" calcext:value-type="float">
            <text:p>1024</text:p>
          </table:table-cell>
          <table:table-cell table:style-name="ce1" table:formula="of:=DEC2HEX([.G22])" office:value-type="string" office:string-value="400" calcext:value-type="string">
            <text:p>400</text:p>
          </table:table-cell>
          <table:table-cell table:style-name="ce2" table:formula="of:=([.G22]-[.F22]*1024)/[.F22]/1024" office:value-type="percentage" office:value="0.000391622417024132" calcext:value-type="percentage">
            <text:p>0.03916%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[.D23]/80" office:value-type="float" office:value="0.275" calcext:value-type="float">
            <text:p>0.275</text:p>
          </table:table-cell>
          <table:table-cell table:formula="of:=0.5*ERF(10*([.E23]+0.5))-0.5*ERF(10*([.E23]-0.5))" office:value-type="float" office:value="0.999268641706659" calcext:value-type="float">
            <text:p>0.999268641706659</text:p>
          </table:table-cell>
          <table:table-cell table:style-name="ce1" table:formula="of:=INT(0.5+1024*[.F23])" office:value-type="float" office:value="1023" calcext:value-type="float">
            <text:p>1023</text:p>
          </table:table-cell>
          <table:table-cell table:style-name="ce1" table:formula="of:=DEC2HEX([.G23])" office:value-type="string" office:string-value="3FF" calcext:value-type="string">
            <text:p>3FF</text:p>
          </table:table-cell>
          <table:table-cell table:style-name="ce2" table:formula="of:=([.G23]-[.F23]*1024)/[.F23]/1024" office:value-type="percentage" office:value="-0.000245383670041546" calcext:value-type="percentage">
            <text:p>-0.02454%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[.D24]/80" office:value-type="float" office:value="0.2875" calcext:value-type="float">
            <text:p>0.2875</text:p>
          </table:table-cell>
          <table:table-cell table:formula="of:=0.5*ERF(10*([.E24]+0.5))-0.5*ERF(10*([.E24]-0.5))" office:value-type="float" office:value="0.998672985320259" calcext:value-type="float">
            <text:p>0.998672985320259</text:p>
          </table:table-cell>
          <table:table-cell table:style-name="ce1" table:formula="of:=INT(0.5+1024*[.F24])" office:value-type="float" office:value="1023" calcext:value-type="float">
            <text:p>1023</text:p>
          </table:table-cell>
          <table:table-cell table:style-name="ce1" table:formula="of:=DEC2HEX([.G24])" office:value-type="string" office:string-value="3FF" calcext:value-type="string">
            <text:p>3FF</text:p>
          </table:table-cell>
          <table:table-cell table:style-name="ce2" table:formula="of:=([.G24]-[.F24]*1024)/[.F24]/1024" office:value-type="percentage" office:value="0.000350917852883327" calcext:value-type="percentage">
            <text:p>0.03509%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[.D25]/80" office:value-type="float" office:value="0.3" calcext:value-type="float">
            <text:p>0.3</text:p>
          </table:table-cell>
          <table:table-cell table:formula="of:=0.5*ERF(10*([.E25]+0.5))-0.5*ERF(10*([.E25]-0.5))" office:value-type="float" office:value="0.997661132509476" calcext:value-type="float">
            <text:p>0.997661132509476</text:p>
          </table:table-cell>
          <table:table-cell table:style-name="ce1" table:formula="of:=INT(0.5+1024*[.F25])" office:value-type="float" office:value="1022" calcext:value-type="float">
            <text:p>1022</text:p>
          </table:table-cell>
          <table:table-cell table:style-name="ce1" table:formula="of:=DEC2HEX([.G25])" office:value-type="string" office:string-value="3FE" calcext:value-type="string">
            <text:p>3FE</text:p>
          </table:table-cell>
          <table:table-cell table:style-name="ce2" table:formula="of:=([.G25]-[.F25]*1024)/[.F25]/1024" office:value-type="percentage" office:value="0.000386646806168852" calcext:value-type="percentage">
            <text:p>0.03866%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[.D26]/80" office:value-type="float" office:value="0.3125" calcext:value-type="float">
            <text:p>0.3125</text:p>
          </table:table-cell>
          <table:table-cell table:formula="of:=0.5*ERF(10*([.E26]+0.5))-0.5*ERF(10*([.E26]-0.5))" office:value-type="float" office:value="0.99599502883506" calcext:value-type="float">
            <text:p>0.99599502883506</text:p>
          </table:table-cell>
          <table:table-cell table:style-name="ce1" table:formula="of:=INT(0.5+1024*[.F26])" office:value-type="float" office:value="1020" calcext:value-type="float">
            <text:p>1020</text:p>
          </table:table-cell>
          <table:table-cell table:style-name="ce1" table:formula="of:=DEC2HEX([.G26])" office:value-type="string" office:string-value="3FC" calcext:value-type="string">
            <text:p>3FC</text:p>
          </table:table-cell>
          <table:table-cell table:style-name="ce2" table:formula="of:=([.G26]-[.F26]*1024)/[.F26]/1024" office:value-type="percentage" office:value="0.0000991181301933772" calcext:value-type="percentage">
            <text:p>0.00991%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[.D27]/80" office:value-type="float" office:value="0.325" calcext:value-type="float">
            <text:p>0.325</text:p>
          </table:table-cell>
          <table:table-cell table:formula="of:=0.5*ERF(10*([.E27]+0.5))-0.5*ERF(10*([.E27]-0.5))" office:value-type="float" office:value="0.993335835609591" calcext:value-type="float">
            <text:p>0.993335835609591</text:p>
          </table:table-cell>
          <table:table-cell table:style-name="ce1" table:formula="of:=INT(0.5+1024*[.F27])" office:value-type="float" office:value="1017" calcext:value-type="float">
            <text:p>1017</text:p>
          </table:table-cell>
          <table:table-cell table:style-name="ce1" table:formula="of:=DEC2HEX([.G27])" office:value-type="string" office:string-value="3F9" calcext:value-type="string">
            <text:p>3F9</text:p>
          </table:table-cell>
          <table:table-cell table:style-name="ce2" table:formula="of:=([.G27]-[.F27]*1024)/[.F27]/1024" office:value-type="percentage" office:value="-0.000172925513641358" calcext:value-type="percentage">
            <text:p>-0.01729%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[.D28]/80" office:value-type="float" office:value="0.3375" calcext:value-type="float">
            <text:p>0.3375</text:p>
          </table:table-cell>
          <table:table-cell table:formula="of:=0.5*ERF(10*([.E28]+0.5))-0.5*ERF(10*([.E28]-0.5))" office:value-type="float" office:value="0.989221866619992" calcext:value-type="float">
            <text:p>0.989221866619992</text:p>
          </table:table-cell>
          <table:table-cell table:style-name="ce1" table:formula="of:=INT(0.5+1024*[.F28])" office:value-type="float" office:value="1013" calcext:value-type="float">
            <text:p>1013</text:p>
          </table:table-cell>
          <table:table-cell table:style-name="ce1" table:formula="of:=DEC2HEX([.G28])" office:value-type="string" office:string-value="3F5" calcext:value-type="string">
            <text:p>3F5</text:p>
          </table:table-cell>
          <table:table-cell table:style-name="ce2" table:formula="of:=([.G28]-[.F28]*1024)/[.F28]/1024" office:value-type="percentage" office:value="0.0000363375307613496" calcext:value-type="percentage">
            <text:p>0.00363%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[.D29]/80" office:value-type="float" office:value="0.35" calcext:value-type="float">
            <text:p>0.35</text:p>
          </table:table-cell>
          <table:table-cell table:formula="of:=0.5*ERF(10*([.E29]+0.5))-0.5*ERF(10*([.E29]-0.5))" office:value-type="float" office:value="0.983052573237655" calcext:value-type="float">
            <text:p>0.983052573237655</text:p>
          </table:table-cell>
          <table:table-cell table:style-name="ce1" table:formula="of:=INT(0.5+1024*[.F29])" office:value-type="float" office:value="1007" calcext:value-type="float">
            <text:p>1007</text:p>
          </table:table-cell>
          <table:table-cell table:style-name="ce1" table:formula="of:=DEC2HEX([.G29])" office:value-type="string" office:string-value="3EF" calcext:value-type="string">
            <text:p>3EF</text:p>
          </table:table-cell>
          <table:table-cell table:style-name="ce2" table:formula="of:=([.G29]-[.F29]*1024)/[.F29]/1024" office:value-type="percentage" office:value="0.000351826821637347" calcext:value-type="percentage">
            <text:p>0.03518%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[.D30]/80" office:value-type="float" office:value="0.3625" calcext:value-type="float">
            <text:p>0.3625</text:p>
          </table:table-cell>
          <table:table-cell table:formula="of:=0.5*ERF(10*([.E30]+0.5))-0.5*ERF(10*([.E30]-0.5))" office:value-type="float" office:value="0.974085036391045" calcext:value-type="float">
            <text:p>0.974085036391045</text:p>
          </table:table-cell>
          <table:table-cell table:style-name="ce1" table:formula="of:=INT(0.5+1024*[.F30])" office:value-type="float" office:value="997" calcext:value-type="float">
            <text:p>997</text:p>
          </table:table-cell>
          <table:table-cell table:style-name="ce1" table:formula="of:=DEC2HEX([.G30])" office:value-type="string" office:string-value="3E5" calcext:value-type="string">
            <text:p>3E5</text:p>
          </table:table-cell>
          <table:table-cell table:style-name="ce2" table:formula="of:=([.G30]-[.F30]*1024)/[.F30]/1024" office:value-type="percentage" office:value="-0.000464255043605465" calcext:value-type="percentage">
            <text:p>-0.04643%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[.D31]/80" office:value-type="float" office:value="0.375" calcext:value-type="float">
            <text:p>0.375</text:p>
          </table:table-cell>
          <table:table-cell table:formula="of:=0.5*ERF(10*([.E31]+0.5))-0.5*ERF(10*([.E31]-0.5))" office:value-type="float" office:value="0.961450064128229" calcext:value-type="float">
            <text:p>0.961450064128229</text:p>
          </table:table-cell>
          <table:table-cell table:style-name="ce1" table:formula="of:=INT(0.5+1024*[.F31])" office:value-type="float" office:value="985" calcext:value-type="float">
            <text:p>985</text:p>
          </table:table-cell>
          <table:table-cell table:style-name="ce1" table:formula="of:=DEC2HEX([.G31])" office:value-type="string" office:string-value="3D9" calcext:value-type="string">
            <text:p>3D9</text:p>
          </table:table-cell>
          <table:table-cell table:style-name="ce2" table:formula="of:=([.G31]-[.F31]*1024)/[.F31]/1024" office:value-type="percentage" office:value="0.000482602673901355" calcext:value-type="percentage">
            <text:p>0.04826%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[.D32]/80" office:value-type="float" office:value="0.3875" calcext:value-type="float">
            <text:p>0.3875</text:p>
          </table:table-cell>
          <table:table-cell table:formula="of:=0.5*ERF(10*([.E32]+0.5))-0.5*ERF(10*([.E32]-0.5))" office:value-type="float" office:value="0.944194115850854" calcext:value-type="float">
            <text:p>0.944194115850854</text:p>
          </table:table-cell>
          <table:table-cell table:style-name="ce1" table:formula="of:=INT(0.5+1024*[.F32])" office:value-type="float" office:value="967" calcext:value-type="float">
            <text:p>967</text:p>
          </table:table-cell>
          <table:table-cell table:style-name="ce1" table:formula="of:=DEC2HEX([.G32])" office:value-type="string" office:string-value="3C7" calcext:value-type="string">
            <text:p>3C7</text:p>
          </table:table-cell>
          <table:table-cell table:style-name="ce2" table:formula="of:=([.G32]-[.F32]*1024)/[.F32]/1024" office:value-type="percentage" office:value="0.000150203911214073" calcext:value-type="percentage">
            <text:p>0.01502%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[.D33]/80" office:value-type="float" office:value="0.4" calcext:value-type="float">
            <text:p>0.4</text:p>
          </table:table-cell>
          <table:table-cell table:formula="of:=0.5*ERF(10*([.E33]+0.5))-0.5*ERF(10*([.E33]-0.5))" office:value-type="float" office:value="0.921350396474857" calcext:value-type="float">
            <text:p>0.921350396474857</text:p>
          </table:table-cell>
          <table:table-cell table:style-name="ce1" table:formula="of:=INT(0.5+1024*[.F33])" office:value-type="float" office:value="943" calcext:value-type="float">
            <text:p>943</text:p>
          </table:table-cell>
          <table:table-cell table:style-name="ce1" table:formula="of:=DEC2HEX([.G33])" office:value-type="string" office:string-value="3AF" calcext:value-type="string">
            <text:p>3AF</text:p>
          </table:table-cell>
          <table:table-cell table:style-name="ce2" table:formula="of:=([.G33]-[.F33]*1024)/[.F33]/1024" office:value-type="percentage" office:value="-0.000490539730146765" calcext:value-type="percentage">
            <text:p>-0.04905%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[.D34]/80" office:value-type="float" office:value="0.4125" calcext:value-type="float">
            <text:p>0.4125</text:p>
          </table:table-cell>
          <table:table-cell table:formula="of:=0.5*ERF(10*([.E34]+0.5))-0.5*ERF(10*([.E34]-0.5))" office:value-type="float" office:value="0.89203753052993" calcext:value-type="float">
            <text:p>0.89203753052993</text:p>
          </table:table-cell>
          <table:table-cell table:style-name="ce1" table:formula="of:=INT(0.5+1024*[.F34])" office:value-type="float" office:value="913" calcext:value-type="float">
            <text:p>913</text:p>
          </table:table-cell>
          <table:table-cell table:style-name="ce1" table:formula="of:=DEC2HEX([.G34])" office:value-type="string" office:string-value="391" calcext:value-type="string">
            <text:p>391</text:p>
          </table:table-cell>
          <table:table-cell table:style-name="ce2" table:formula="of:=([.G34]-[.F34]*1024)/[.F34]/1024" office:value-type="percentage" office:value="-0.000488732833551254" calcext:value-type="percentage">
            <text:p>-0.04887%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[.D35]/80" office:value-type="float" office:value="0.425" calcext:value-type="float">
            <text:p>0.425</text:p>
          </table:table-cell>
          <table:table-cell table:formula="of:=0.5*ERF(10*([.E35]+0.5))-0.5*ERF(10*([.E35]-0.5))" office:value-type="float" office:value="0.855577816826758" calcext:value-type="float">
            <text:p>0.855577816826758</text:p>
          </table:table-cell>
          <table:table-cell table:style-name="ce1" table:formula="of:=INT(0.5+1024*[.F35])" office:value-type="float" office:value="876" calcext:value-type="float">
            <text:p>876</text:p>
          </table:table-cell>
          <table:table-cell table:style-name="ce1" table:formula="of:=DEC2HEX([.G35])" office:value-type="string" office:string-value="36C" calcext:value-type="string">
            <text:p>36C</text:p>
          </table:table-cell>
          <table:table-cell table:style-name="ce2" table:formula="of:=([.G35]-[.F35]*1024)/[.F35]/1024" office:value-type="percentage" office:value="-0.000127477389680479" calcext:value-type="percentage">
            <text:p>-0.01275%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[.D36]/80" office:value-type="float" office:value="0.4375" calcext:value-type="float">
            <text:p>0.4375</text:p>
          </table:table-cell>
          <table:table-cell table:formula="of:=0.5*ERF(10*([.E36]+0.5))-0.5*ERF(10*([.E36]-0.5))" office:value-type="float" office:value="0.811620441094209" calcext:value-type="float">
            <text:p>0.811620441094209</text:p>
          </table:table-cell>
          <table:table-cell table:style-name="ce1" table:formula="of:=INT(0.5+1024*[.F36])" office:value-type="float" office:value="831" calcext:value-type="float">
            <text:p>831</text:p>
          </table:table-cell>
          <table:table-cell table:style-name="ce1" table:formula="of:=DEC2HEX([.G36])" office:value-type="string" office:string-value="33F" calcext:value-type="string">
            <text:p>33F</text:p>
          </table:table-cell>
          <table:table-cell table:style-name="ce2" table:formula="of:=([.G36]-[.F36]*1024)/[.F36]/1024" office:value-type="percentage" office:value="-0.000119518421786132" calcext:value-type="percentage">
            <text:p>-0.01195%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[.D37]/80" office:value-type="float" office:value="0.45" calcext:value-type="float">
            <text:p>0.45</text:p>
          </table:table-cell>
          <table:table-cell table:formula="of:=0.5*ERF(10*([.E37]+0.5))-0.5*ERF(10*([.E37]-0.5))" office:value-type="float" office:value="0.760249938906523" calcext:value-type="float">
            <text:p>0.760249938906523</text:p>
          </table:table-cell>
          <table:table-cell table:style-name="ce1" table:formula="of:=INT(0.5+1024*[.F37])" office:value-type="float" office:value="778" calcext:value-type="float">
            <text:p>778</text:p>
          </table:table-cell>
          <table:table-cell table:style-name="ce1" table:formula="of:=DEC2HEX([.G37])" office:value-type="string" office:string-value="30A" calcext:value-type="string">
            <text:p>30A</text:p>
          </table:table-cell>
          <table:table-cell table:style-name="ce2" table:formula="of:=([.G37]-[.F37]*1024)/[.F37]/1024" office:value-type="percentage" office:value="-0.000637045636885868" calcext:value-type="percentage">
            <text:p>-0.06370%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[.D38]/80" office:value-type="float" office:value="0.4625" calcext:value-type="float">
            <text:p>0.4625</text:p>
          </table:table-cell>
          <table:table-cell table:formula="of:=0.5*ERF(10*([.E38]+0.5))-0.5*ERF(10*([.E38]-0.5))" office:value-type="float" office:value="0.702058454717411" calcext:value-type="float">
            <text:p>0.702058454717411</text:p>
          </table:table-cell>
          <table:table-cell table:style-name="ce1" table:formula="of:=INT(0.5+1024*[.F38])" office:value-type="float" office:value="719" calcext:value-type="float">
            <text:p>719</text:p>
          </table:table-cell>
          <table:table-cell table:style-name="ce1" table:formula="of:=DEC2HEX([.G38])" office:value-type="string" office:string-value="2CF" calcext:value-type="string">
            <text:p>2CF</text:p>
          </table:table-cell>
          <table:table-cell table:style-name="ce2" table:formula="of:=([.G38]-[.F38]*1024)/[.F38]/1024" office:value-type="percentage" office:value="0.000128169929418771" calcext:value-type="percentage">
            <text:p>0.01282%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[.D39]/80" office:value-type="float" office:value="0.475" calcext:value-type="float">
            <text:p>0.475</text:p>
          </table:table-cell>
          <table:table-cell table:formula="of:=0.5*ERF(10*([.E39]+0.5))-0.5*ERF(10*([.E39]-0.5))" office:value-type="float" office:value="0.638163195084119" calcext:value-type="float">
            <text:p>0.638163195084119</text:p>
          </table:table-cell>
          <table:table-cell table:style-name="ce1" table:formula="of:=INT(0.5+1024*[.F39])" office:value-type="float" office:value="653" calcext:value-type="float">
            <text:p>653</text:p>
          </table:table-cell>
          <table:table-cell table:style-name="ce1" table:formula="of:=DEC2HEX([.G39])" office:value-type="string" office:string-value="28D" calcext:value-type="string">
            <text:p>28D</text:p>
          </table:table-cell>
          <table:table-cell table:style-name="ce2" table:formula="of:=([.G39]-[.F39]*1024)/[.F39]/1024" office:value-type="percentage" office:value="-0.0007331707433502" calcext:value-type="percentage">
            <text:p>-0.07332%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formula="of:=[.D40]/80" office:value-type="float" office:value="0.4875" calcext:value-type="float">
            <text:p>0.4875</text:p>
          </table:table-cell>
          <table:table-cell table:formula="of:=0.5*ERF(10*([.E40]+0.5))-0.5*ERF(10*([.E40]-0.5))" office:value-type="float" office:value="0.570158102400667" calcext:value-type="float">
            <text:p>0.570158102400667</text:p>
          </table:table-cell>
          <table:table-cell table:style-name="ce1" table:formula="of:=INT(0.5+1024*[.F40])" office:value-type="float" office:value="584" calcext:value-type="float">
            <text:p>584</text:p>
          </table:table-cell>
          <table:table-cell table:style-name="ce1" table:formula="of:=DEC2HEX([.G40])" office:value-type="string" office:string-value="248" calcext:value-type="string">
            <text:p>248</text:p>
          </table:table-cell>
          <table:table-cell table:style-name="ce2" table:formula="of:=([.G40]-[.F40]*1024)/[.F40]/1024" office:value-type="percentage" office:value="0.000270797869367996" calcext:value-type="percentage">
            <text:p>0.02708%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formula="of:=[.D41]/80" office:value-type="float" office:value="0.5" calcext:value-type="float">
            <text:p>0.5</text:p>
          </table:table-cell>
          <table:table-cell table:formula="of:=0.5*ERF(10*([.E41]+0.5))-0.5*ERF(10*([.E41]-0.5))" office:value-type="float" office:value="0.5" calcext:value-type="float">
            <text:p>0.5</text:p>
          </table:table-cell>
          <table:table-cell table:style-name="ce1" table:formula="of:=INT(0.5+1024*[.F41])" office:value-type="float" office:value="512" calcext:value-type="float">
            <text:p>512</text:p>
          </table:table-cell>
          <table:table-cell table:style-name="ce1" table:formula="of:=DEC2HEX([.G41])" office:value-type="string" office:string-value="200" calcext:value-type="string">
            <text:p>200</text:p>
          </table:table-cell>
          <table:table-cell table:style-name="ce2" table:formula="of:=([.G41]-[.F41]*1024)/[.F41]/1024" office:value-type="percentage" office:value="0" calcext:value-type="percentage">
            <text:p>0.00000%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formula="of:=[.D42]/80" office:value-type="float" office:value="0.5125" calcext:value-type="float">
            <text:p>0.5125</text:p>
          </table:table-cell>
          <table:table-cell table:formula="of:=0.5*ERF(10*([.E42]+0.5))-0.5*ERF(10*([.E42]-0.5))" office:value-type="float" office:value="0.429841897599333" calcext:value-type="float">
            <text:p>0.4298418975993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formula="of:=[.D43]/80" office:value-type="float" office:value="0.525" calcext:value-type="float">
            <text:p>0.525</text:p>
          </table:table-cell>
          <table:table-cell table:formula="of:=0.5*ERF(10*([.E43]+0.5))-0.5*ERF(10*([.E43]-0.5))" office:value-type="float" office:value="0.361836804915881" calcext:value-type="float">
            <text:p>0.36183680491588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formula="of:=[.D44]/80" office:value-type="float" office:value="0.5375" calcext:value-type="float">
            <text:p>0.5375</text:p>
          </table:table-cell>
          <table:table-cell table:formula="of:=0.5*ERF(10*([.E44]+0.5))-0.5*ERF(10*([.E44]-0.5))" office:value-type="float" office:value="0.297941545282589" calcext:value-type="float">
            <text:p>0.29794154528258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formula="of:=[.D45]/80" office:value-type="float" office:value="0.55" calcext:value-type="float">
            <text:p>0.55</text:p>
          </table:table-cell>
          <table:table-cell table:formula="of:=0.5*ERF(10*([.E45]+0.5))-0.5*ERF(10*([.E45]-0.5))" office:value-type="float" office:value="0.239750061093476" calcext:value-type="float">
            <text:p>0.23975006109347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[.D46]/80" office:value-type="float" office:value="0.5625" calcext:value-type="float">
            <text:p>0.5625</text:p>
          </table:table-cell>
          <table:table-cell table:formula="of:=0.5*ERF(10*([.E46]+0.5))-0.5*ERF(10*([.E46]-0.5))" office:value-type="float" office:value="0.188379558905791" calcext:value-type="float">
            <text:p>0.18837955890579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formula="of:=[.D47]/80" office:value-type="float" office:value="0.575" calcext:value-type="float">
            <text:p>0.575</text:p>
          </table:table-cell>
          <table:table-cell table:formula="of:=0.5*ERF(10*([.E47]+0.5))-0.5*ERF(10*([.E47]-0.5))" office:value-type="float" office:value="0.144422183173243" calcext:value-type="float">
            <text:p>0.1444221831732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formula="of:=[.D48]/80" office:value-type="float" office:value="0.5875" calcext:value-type="float">
            <text:p>0.5875</text:p>
          </table:table-cell>
          <table:table-cell table:formula="of:=0.5*ERF(10*([.E48]+0.5))-0.5*ERF(10*([.E48]-0.5))" office:value-type="float" office:value="0.10796246947007" calcext:value-type="float">
            <text:p>0.107962469470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formula="of:=[.D49]/80" office:value-type="float" office:value="0.6" calcext:value-type="float">
            <text:p>0.6</text:p>
          </table:table-cell>
          <table:table-cell table:formula="of:=0.5*ERF(10*([.E49]+0.5))-0.5*ERF(10*([.E49]-0.5))" office:value-type="float" office:value="0.0786496035251426" calcext:value-type="float">
            <text:p>0.07864960352514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formula="of:=[.D50]/80" office:value-type="float" office:value="0.6125" calcext:value-type="float">
            <text:p>0.6125</text:p>
          </table:table-cell>
          <table:table-cell table:formula="of:=0.5*ERF(10*([.E50]+0.5))-0.5*ERF(10*([.E50]-0.5))" office:value-type="float" office:value="0.0558058841491461" calcext:value-type="float">
            <text:p>0.05580588414914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51]/80" office:value-type="float" office:value="0.625" calcext:value-type="float">
            <text:p>0.625</text:p>
          </table:table-cell>
          <table:table-cell table:formula="of:=0.5*ERF(10*([.E51]+0.5))-0.5*ERF(10*([.E51]-0.5))" office:value-type="float" office:value="0.0385499358717709" calcext:value-type="float">
            <text:p>0.03854993587177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formula="of:=[.D52]/80" office:value-type="float" office:value="0.6375" calcext:value-type="float">
            <text:p>0.6375</text:p>
          </table:table-cell>
          <table:table-cell table:formula="of:=0.5*ERF(10*([.E52]+0.5))-0.5*ERF(10*([.E52]-0.5))" office:value-type="float" office:value="0.0259149636089549" calcext:value-type="float">
            <text:p>0.02591496360895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formula="of:=[.D53]/80" office:value-type="float" office:value="0.65" calcext:value-type="float">
            <text:p>0.65</text:p>
          </table:table-cell>
          <table:table-cell table:formula="of:=0.5*ERF(10*([.E53]+0.5))-0.5*ERF(10*([.E53]-0.5))" office:value-type="float" office:value="0.0169474267623446" calcext:value-type="float">
            <text:p>0.01694742676234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formula="of:=[.D54]/80" office:value-type="float" office:value="0.6625" calcext:value-type="float">
            <text:p>0.6625</text:p>
          </table:table-cell>
          <table:table-cell table:formula="of:=0.5*ERF(10*([.E54]+0.5))-0.5*ERF(10*([.E54]-0.5))" office:value-type="float" office:value="0.0107781333800082" calcext:value-type="float">
            <text:p>0.010778133380008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formula="of:=[.D55]/80" office:value-type="float" office:value="0.675" calcext:value-type="float">
            <text:p>0.675</text:p>
          </table:table-cell>
          <table:table-cell table:formula="of:=0.5*ERF(10*([.E55]+0.5))-0.5*ERF(10*([.E55]-0.5))" office:value-type="float" office:value="0.00666416439040879" calcext:value-type="float">
            <text:p>0.0066641643904087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formula="of:=[.D56]/80" office:value-type="float" office:value="0.6875" calcext:value-type="float">
            <text:p>0.6875</text:p>
          </table:table-cell>
          <table:table-cell table:formula="of:=0.5*ERF(10*([.E56]+0.5))-0.5*ERF(10*([.E56]-0.5))" office:value-type="float" office:value="0.00400497116494003" calcext:value-type="float">
            <text:p>0.004004971164940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formula="of:=[.D57]/80" office:value-type="float" office:value="0.7" calcext:value-type="float">
            <text:p>0.7</text:p>
          </table:table-cell>
          <table:table-cell table:formula="of:=0.5*ERF(10*([.E57]+0.5))-0.5*ERF(10*([.E57]-0.5))" office:value-type="float" office:value="0.00233886749052364" calcext:value-type="float">
            <text:p>0.002338867490523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formula="of:=[.D58]/80" office:value-type="float" office:value="0.7125" calcext:value-type="float">
            <text:p>0.7125</text:p>
          </table:table-cell>
          <table:table-cell table:formula="of:=0.5*ERF(10*([.E58]+0.5))-0.5*ERF(10*([.E58]-0.5))" office:value-type="float" office:value="0.00132701467974117" calcext:value-type="float">
            <text:p>0.001327014679741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formula="of:=[.D59]/80" office:value-type="float" office:value="0.725" calcext:value-type="float">
            <text:p>0.725</text:p>
          </table:table-cell>
          <table:table-cell table:formula="of:=0.5*ERF(10*([.E59]+0.5))-0.5*ERF(10*([.E59]-0.5))" office:value-type="float" office:value="0.000731358293340589" calcext:value-type="float">
            <text:p>0.00073135829334058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formula="of:=[.D60]/80" office:value-type="float" office:value="0.7375" calcext:value-type="float">
            <text:p>0.7375</text:p>
          </table:table-cell>
          <table:table-cell table:formula="of:=0.5*ERF(10*([.E60]+0.5))-0.5*ERF(10*([.E60]-0.5))" office:value-type="float" office:value="0.000391469108945552" calcext:value-type="float">
            <text:p>0.0003914691089455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D61]/80" office:value-type="float" office:value="0.75" calcext:value-type="float">
            <text:p>0.75</text:p>
          </table:table-cell>
          <table:table-cell table:formula="of:=0.5*ERF(10*([.E61]+0.5))-0.5*ERF(10*([.E61]-0.5))" office:value-type="float" office:value="0.000203476008722503" calcext:value-type="float">
            <text:p>0.0002034760087225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formula="of:=[.D62]/80" office:value-type="float" office:value="0.7625" calcext:value-type="float">
            <text:p>0.7625</text:p>
          </table:table-cell>
          <table:table-cell table:formula="of:=0.5*ERF(10*([.E62]+0.5))-0.5*ERF(10*([.E62]-0.5))" office:value-type="float" office:value="0.000102687868070606" calcext:value-type="float">
            <text:p>0.0001026878680706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formula="of:=[.D63]/80" office:value-type="float" office:value="0.775" calcext:value-type="float">
            <text:p>0.775</text:p>
          </table:table-cell>
          <table:table-cell table:formula="of:=0.5*ERF(10*([.E63]+0.5))-0.5*ERF(10*([.E63]-0.5))" office:value-type="float" office:value="0.0000503109610598407" calcext:value-type="float">
            <text:p>5.03109610598407E-0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formula="of:=[.D64]/80" office:value-type="float" office:value="0.7875" calcext:value-type="float">
            <text:p>0.7875</text:p>
          </table:table-cell>
          <table:table-cell table:formula="of:=0.5*ERF(10*([.E64]+0.5))-0.5*ERF(10*([.E64]-0.5))" office:value-type="float" office:value="0.0000239274198718942" calcext:value-type="float">
            <text:p>2.39274198718942E-0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formula="of:=[.D65]/80" office:value-type="float" office:value="0.8" calcext:value-type="float">
            <text:p>0.8</text:p>
          </table:table-cell>
          <table:table-cell table:formula="of:=0.5*ERF(10*([.E65]+0.5))-0.5*ERF(10*([.E65]-0.5))" office:value-type="float" office:value="0.0000110452484993195" calcext:value-type="float">
            <text:p>1.10452484993195E-0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formula="of:=[.D66]/80" office:value-type="float" office:value="0.8125" calcext:value-type="float">
            <text:p>0.8125</text:p>
          </table:table-cell>
          <table:table-cell table:formula="of:=0.5*ERF(10*([.E66]+0.5))-0.5*ERF(10*([.E66]-0.5))" office:value-type="float" office:value="0.00000494836731262938" calcext:value-type="float">
            <text:p>4.94836731262938E-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formula="of:=[.D67]/80" office:value-type="float" office:value="0.825" calcext:value-type="float">
            <text:p>0.825</text:p>
          </table:table-cell>
          <table:table-cell table:formula="of:=0.5*ERF(10*([.E67]+0.5))-0.5*ERF(10*([.E67]-0.5))" office:value-type="float" office:value="0.00000215138973186368" calcext:value-type="float">
            <text:p>2.15138973186368E-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formula="of:=[.D68]/80" office:value-type="float" office:value="0.8375" calcext:value-type="float">
            <text:p>0.8375</text:p>
          </table:table-cell>
          <table:table-cell table:formula="of:=0.5*ERF(10*([.E68]+0.5))-0.5*ERF(10*([.E68]-0.5))" office:value-type="float" office:value="0.00000090764071369875" calcext:value-type="float">
            <text:p>9.07640713698754E-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formula="of:=[.D69]/80" office:value-type="float" office:value="0.85" calcext:value-type="float">
            <text:p>0.85</text:p>
          </table:table-cell>
          <table:table-cell table:formula="of:=0.5*ERF(10*([.E69]+0.5))-0.5*ERF(10*([.E69]-0.5))" office:value-type="float" office:value="0.00000037154918619553" calcext:value-type="float">
            <text:p>3.7154918619553E-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formula="of:=[.D70]/80" office:value-type="float" office:value="0.8625" calcext:value-type="float">
            <text:p>0.8625</text:p>
          </table:table-cell>
          <table:table-cell table:formula="of:=0.5*ERF(10*([.E70]+0.5))-0.5*ERF(10*([.E70]-0.5))" office:value-type="float" office:value="0.00000014757009625388" calcext:value-type="float">
            <text:p>1.4757009625388E-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[.D71]/80" office:value-type="float" office:value="0.875" calcext:value-type="float">
            <text:p>0.875</text:p>
          </table:table-cell>
          <table:table-cell table:formula="of:=0.5*ERF(10*([.E71]+0.5))-0.5*ERF(10*([.E71]-0.5))" office:value-type="float" office:value="0.00000005686362830604" calcext:value-type="float">
            <text:p>5.68636283060364E-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formula="of:=[.D72]/80" office:value-type="float" office:value="0.8875" calcext:value-type="float">
            <text:p>0.8875</text:p>
          </table:table-cell>
          <table:table-cell table:formula="of:=0.5*ERF(10*([.E72]+0.5))-0.5*ERF(10*([.E72]-0.5))" office:value-type="float" office:value="0.00000002125697201594" calcext:value-type="float">
            <text:p>2.12569720159372E-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formula="of:=[.D73]/80" office:value-type="float" office:value="0.9" calcext:value-type="float">
            <text:p>0.9</text:p>
          </table:table-cell>
          <table:table-cell table:formula="of:=0.5*ERF(10*([.E73]+0.5))-0.5*ERF(10*([.E73]-0.5))" office:value-type="float" office:value="0.00000000770862895738" calcext:value-type="float">
            <text:p>7.70862895738134E-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formula="of:=[.D74]/80" office:value-type="float" office:value="0.9125" calcext:value-type="float">
            <text:p>0.9125</text:p>
          </table:table-cell>
          <table:table-cell table:formula="of:=0.5*ERF(10*([.E74]+0.5))-0.5*ERF(10*([.E74]-0.5))" office:value-type="float" office:value="0.00000000271170041977" calcext:value-type="float">
            <text:p>2.71170041976632E-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formula="of:=[.D75]/80" office:value-type="float" office:value="0.925" calcext:value-type="float">
            <text:p>0.925</text:p>
          </table:table-cell>
          <table:table-cell table:formula="of:=0.5*ERF(10*([.E75]+0.5))-0.5*ERF(10*([.E75]-0.5))" office:value-type="float" office:value="0.00000000092528706919" calcext:value-type="float">
            <text:p>9.25287069186709E-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formula="of:=[.D76]/80" office:value-type="float" office:value="0.9375" calcext:value-type="float">
            <text:p>0.9375</text:p>
          </table:table-cell>
          <table:table-cell table:formula="of:=0.5*ERF(10*([.E76]+0.5))-0.5*ERF(10*([.E76]-0.5))" office:value-type="float" office:value="0.00000000030624164316" calcext:value-type="float">
            <text:p>3.06241643155403E-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formula="of:=[.D77]/80" office:value-type="float" office:value="0.95" calcext:value-type="float">
            <text:p>0.95</text:p>
          </table:table-cell>
          <table:table-cell table:formula="of:=0.5*ERF(10*([.E77]+0.5))-0.5*ERF(10*([.E77]-0.5))" office:value-type="float" office:value="0.00000000009830802838" calcext:value-type="float">
            <text:p>9.83080283845084E-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formula="of:=[.D78]/80" office:value-type="float" office:value="0.9625" calcext:value-type="float">
            <text:p>0.9625</text:p>
          </table:table-cell>
          <table:table-cell table:formula="of:=0.5*ERF(10*([.E78]+0.5))-0.5*ERF(10*([.E78]-0.5))" office:value-type="float" office:value="0.00000000003060807163" calcext:value-type="float">
            <text:p>3.06080716327983E-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formula="of:=[.D79]/80" office:value-type="float" office:value="0.975" calcext:value-type="float">
            <text:p>0.975</text:p>
          </table:table-cell>
          <table:table-cell table:formula="of:=0.5*ERF(10*([.E79]+0.5))-0.5*ERF(10*([.E79]-0.5))" office:value-type="float" office:value="0.00000000000924255117" calcext:value-type="float">
            <text:p>9.2425511688532E-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formula="of:=[.D80]/80" office:value-type="float" office:value="0.9875" calcext:value-type="float">
            <text:p>0.9875</text:p>
          </table:table-cell>
          <table:table-cell table:formula="of:=0.5*ERF(10*([.E80]+0.5))-0.5*ERF(10*([.E80]-0.5))" office:value-type="float" office:value="0.00000000000270672373" calcext:value-type="float">
            <text:p>2.70672373403613E-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formula="of:=[.D81]/80" office:value-type="float" office:value="1" calcext:value-type="float">
            <text:p>1</text:p>
          </table:table-cell>
          <table:table-cell table:formula="of:=0.5*ERF(10*([.E81]+0.5))-0.5*ERF(10*([.E81]-0.5))" office:value-type="float" office:value="0.00000000000076871842" calcext:value-type="float">
            <text:p>7.68718422250458E-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formula="of:=[.D82]/80" office:value-type="float" office:value="1.0125" calcext:value-type="float">
            <text:p>1.0125</text:p>
          </table:table-cell>
          <table:table-cell table:formula="of:=0.5*ERF(10*([.E82]+0.5))-0.5*ERF(10*([.E82]-0.5))" office:value-type="float" office:value="0.00000000000021171953" calcext:value-type="float">
            <text:p>2.11719530796017E-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formula="of:=[.D83]/80" office:value-type="float" office:value="1.025" calcext:value-type="float">
            <text:p>1.025</text:p>
          </table:table-cell>
          <table:table-cell table:formula="of:=0.5*ERF(10*([.E83]+0.5))-0.5*ERF(10*([.E83]-0.5))" office:value-type="float" office:value="0.00000000000005656586" calcext:value-type="float">
            <text:p>5.65658631046517E-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table:formula="of:=[.D84]/80" office:value-type="float" office:value="1.0375" calcext:value-type="float">
            <text:p>1.0375</text:p>
          </table:table-cell>
          <table:table-cell table:formula="of:=0.5*ERF(10*([.E84]+0.5))-0.5*ERF(10*([.E84]-0.5))" office:value-type="float" office:value="0.00000000000001465494" calcext:value-type="float">
            <text:p>1.46549439250521E-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table:formula="of:=[.D85]/80" office:value-type="float" office:value="1.05" calcext:value-type="float">
            <text:p>1.05</text:p>
          </table:table-cell>
          <table:table-cell table:formula="of:=0.5*ERF(10*([.E85]+0.5))-0.5*ERF(10*([.E85]-0.5))" office:value-type="float" office:value="3.66373598126302E-015" calcext:value-type="float">
            <text:p>3.66373598126302E-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formula="of:=[.D86]/80" office:value-type="float" office:value="1.0625" calcext:value-type="float">
            <text:p>1.0625</text:p>
          </table:table-cell>
          <table:table-cell table:formula="of:=0.5*ERF(10*([.E86]+0.5))-0.5*ERF(10*([.E86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table:formula="of:=[.D87]/80" office:value-type="float" office:value="1.075" calcext:value-type="float">
            <text:p>1.075</text:p>
          </table:table-cell>
          <table:table-cell table:formula="of:=0.5*ERF(10*([.E87]+0.5))-0.5*ERF(10*([.E87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table:formula="of:=[.D88]/80" office:value-type="float" office:value="1.0875" calcext:value-type="float">
            <text:p>1.0875</text:p>
          </table:table-cell>
          <table:table-cell table:formula="of:=0.5*ERF(10*([.E88]+0.5))-0.5*ERF(10*([.E88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formula="of:=[.D89]/80" office:value-type="float" office:value="1.1" calcext:value-type="float">
            <text:p>1.1</text:p>
          </table:table-cell>
          <table:table-cell table:formula="of:=0.5*ERF(10*([.E89]+0.5))-0.5*ERF(10*([.E89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formula="of:=[.D90]/80" office:value-type="float" office:value="1.1125" calcext:value-type="float">
            <text:p>1.1125</text:p>
          </table:table-cell>
          <table:table-cell table:formula="of:=0.5*ERF(10*([.E90]+0.5))-0.5*ERF(10*([.E90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[.D91]/80" office:value-type="float" office:value="1.125" calcext:value-type="float">
            <text:p>1.125</text:p>
          </table:table-cell>
          <table:table-cell table:formula="of:=0.5*ERF(10*([.E91]+0.5))-0.5*ERF(10*([.E91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formula="of:=[.D92]/80" office:value-type="float" office:value="1.1375" calcext:value-type="float">
            <text:p>1.1375</text:p>
          </table:table-cell>
          <table:table-cell table:formula="of:=0.5*ERF(10*([.E92]+0.5))-0.5*ERF(10*([.E92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formula="of:=[.D93]/80" office:value-type="float" office:value="1.15" calcext:value-type="float">
            <text:p>1.15</text:p>
          </table:table-cell>
          <table:table-cell table:formula="of:=0.5*ERF(10*([.E93]+0.5))-0.5*ERF(10*([.E93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formula="of:=[.D94]/80" office:value-type="float" office:value="1.1625" calcext:value-type="float">
            <text:p>1.1625</text:p>
          </table:table-cell>
          <table:table-cell table:formula="of:=0.5*ERF(10*([.E94]+0.5))-0.5*ERF(10*([.E94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formula="of:=[.D95]/80" office:value-type="float" office:value="1.175" calcext:value-type="float">
            <text:p>1.175</text:p>
          </table:table-cell>
          <table:table-cell table:formula="of:=0.5*ERF(10*([.E95]+0.5))-0.5*ERF(10*([.E95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formula="of:=[.D96]/80" office:value-type="float" office:value="1.1875" calcext:value-type="float">
            <text:p>1.1875</text:p>
          </table:table-cell>
          <table:table-cell table:formula="of:=0.5*ERF(10*([.E96]+0.5))-0.5*ERF(10*([.E96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formula="of:=[.D97]/80" office:value-type="float" office:value="1.2" calcext:value-type="float">
            <text:p>1.2</text:p>
          </table:table-cell>
          <table:table-cell table:formula="of:=0.5*ERF(10*([.E97]+0.5))-0.5*ERF(10*([.E97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table:formula="of:=[.D98]/80" office:value-type="float" office:value="1.2125" calcext:value-type="float">
            <text:p>1.2125</text:p>
          </table:table-cell>
          <table:table-cell table:formula="of:=0.5*ERF(10*([.E98]+0.5))-0.5*ERF(10*([.E98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table:formula="of:=[.D99]/80" office:value-type="float" office:value="1.225" calcext:value-type="float">
            <text:p>1.225</text:p>
          </table:table-cell>
          <table:table-cell table:formula="of:=0.5*ERF(10*([.E99]+0.5))-0.5*ERF(10*([.E99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formula="of:=[.D100]/80" office:value-type="float" office:value="1.2375" calcext:value-type="float">
            <text:p>1.2375</text:p>
          </table:table-cell>
          <table:table-cell table:formula="of:=0.5*ERF(10*([.E100]+0.5))-0.5*ERF(10*([.E100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[.D101]/80" office:value-type="float" office:value="1.25" calcext:value-type="float">
            <text:p>1.25</text:p>
          </table:table-cell>
          <table:table-cell table:formula="of:=0.5*ERF(10*([.E101]+0.5))-0.5*ERF(10*([.E101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table:formula="of:=[.D102]/80" office:value-type="float" office:value="1.2625" calcext:value-type="float">
            <text:p>1.2625</text:p>
          </table:table-cell>
          <table:table-cell table:formula="of:=0.5*ERF(10*([.E102]+0.5))-0.5*ERF(10*([.E102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table:formula="of:=[.D103]/80" office:value-type="float" office:value="1.275" calcext:value-type="float">
            <text:p>1.275</text:p>
          </table:table-cell>
          <table:table-cell table:formula="of:=0.5*ERF(10*([.E103]+0.5))-0.5*ERF(10*([.E103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table:formula="of:=[.D104]/80" office:value-type="float" office:value="1.2875" calcext:value-type="float">
            <text:p>1.2875</text:p>
          </table:table-cell>
          <table:table-cell table:formula="of:=0.5*ERF(10*([.E104]+0.5))-0.5*ERF(10*([.E104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table:formula="of:=[.D105]/80" office:value-type="float" office:value="1.3" calcext:value-type="float">
            <text:p>1.3</text:p>
          </table:table-cell>
          <table:table-cell table:formula="of:=0.5*ERF(10*([.E105]+0.5))-0.5*ERF(10*([.E105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table:formula="of:=[.D106]/80" office:value-type="float" office:value="1.3125" calcext:value-type="float">
            <text:p>1.3125</text:p>
          </table:table-cell>
          <table:table-cell table:formula="of:=0.5*ERF(10*([.E106]+0.5))-0.5*ERF(10*([.E106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table:formula="of:=[.D107]/80" office:value-type="float" office:value="1.325" calcext:value-type="float">
            <text:p>1.325</text:p>
          </table:table-cell>
          <table:table-cell table:formula="of:=0.5*ERF(10*([.E107]+0.5))-0.5*ERF(10*([.E107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formula="of:=[.D108]/80" office:value-type="float" office:value="1.3375" calcext:value-type="float">
            <text:p>1.3375</text:p>
          </table:table-cell>
          <table:table-cell table:formula="of:=0.5*ERF(10*([.E108]+0.5))-0.5*ERF(10*([.E108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table:formula="of:=[.D109]/80" office:value-type="float" office:value="1.35" calcext:value-type="float">
            <text:p>1.35</text:p>
          </table:table-cell>
          <table:table-cell table:formula="of:=0.5*ERF(10*([.E109]+0.5))-0.5*ERF(10*([.E109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table:formula="of:=[.D110]/80" office:value-type="float" office:value="1.3625" calcext:value-type="float">
            <text:p>1.3625</text:p>
          </table:table-cell>
          <table:table-cell table:formula="of:=0.5*ERF(10*([.E110]+0.5))-0.5*ERF(10*([.E110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table:formula="of:=[.D111]/80" office:value-type="float" office:value="1.375" calcext:value-type="float">
            <text:p>1.375</text:p>
          </table:table-cell>
          <table:table-cell table:formula="of:=0.5*ERF(10*([.E111]+0.5))-0.5*ERF(10*([.E111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formula="of:=[.D112]/80" office:value-type="float" office:value="1.3875" calcext:value-type="float">
            <text:p>1.3875</text:p>
          </table:table-cell>
          <table:table-cell table:formula="of:=0.5*ERF(10*([.E112]+0.5))-0.5*ERF(10*([.E112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table:formula="of:=[.D113]/80" office:value-type="float" office:value="1.4" calcext:value-type="float">
            <text:p>1.4</text:p>
          </table:table-cell>
          <table:table-cell table:formula="of:=0.5*ERF(10*([.E113]+0.5))-0.5*ERF(10*([.E113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table:formula="of:=[.D114]/80" office:value-type="float" office:value="1.4125" calcext:value-type="float">
            <text:p>1.4125</text:p>
          </table:table-cell>
          <table:table-cell table:formula="of:=0.5*ERF(10*([.E114]+0.5))-0.5*ERF(10*([.E114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table:formula="of:=[.D115]/80" office:value-type="float" office:value="1.425" calcext:value-type="float">
            <text:p>1.425</text:p>
          </table:table-cell>
          <table:table-cell table:formula="of:=0.5*ERF(10*([.E115]+0.5))-0.5*ERF(10*([.E115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table:formula="of:=[.D116]/80" office:value-type="float" office:value="1.4375" calcext:value-type="float">
            <text:p>1.4375</text:p>
          </table:table-cell>
          <table:table-cell table:formula="of:=0.5*ERF(10*([.E116]+0.5))-0.5*ERF(10*([.E116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table:formula="of:=[.D117]/80" office:value-type="float" office:value="1.45" calcext:value-type="float">
            <text:p>1.45</text:p>
          </table:table-cell>
          <table:table-cell table:formula="of:=0.5*ERF(10*([.E117]+0.5))-0.5*ERF(10*([.E117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formula="of:=[.D118]/80" office:value-type="float" office:value="1.4625" calcext:value-type="float">
            <text:p>1.4625</text:p>
          </table:table-cell>
          <table:table-cell table:formula="of:=0.5*ERF(10*([.E118]+0.5))-0.5*ERF(10*([.E118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table:formula="of:=[.D119]/80" office:value-type="float" office:value="1.475" calcext:value-type="float">
            <text:p>1.475</text:p>
          </table:table-cell>
          <table:table-cell table:formula="of:=0.5*ERF(10*([.E119]+0.5))-0.5*ERF(10*([.E119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formula="of:=[.D120]/80" office:value-type="float" office:value="1.4875" calcext:value-type="float">
            <text:p>1.4875</text:p>
          </table:table-cell>
          <table:table-cell table:formula="of:=0.5*ERF(10*([.E120]+0.5))-0.5*ERF(10*([.E120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formula="of:=[.D121]/80" office:value-type="float" office:value="1.5" calcext:value-type="float">
            <text:p>1.5</text:p>
          </table:table-cell>
          <table:table-cell table:formula="of:=0.5*ERF(10*([.E121]+0.5))-0.5*ERF(10*([.E121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formula="of:=[.D122]/80" office:value-type="float" office:value="1.5125" calcext:value-type="float">
            <text:p>1.5125</text:p>
          </table:table-cell>
          <table:table-cell table:formula="of:=0.5*ERF(10*([.E122]+0.5))-0.5*ERF(10*([.E122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table:formula="of:=[.D123]/80" office:value-type="float" office:value="1.525" calcext:value-type="float">
            <text:p>1.525</text:p>
          </table:table-cell>
          <table:table-cell table:formula="of:=0.5*ERF(10*([.E123]+0.5))-0.5*ERF(10*([.E123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table:formula="of:=[.D124]/80" office:value-type="float" office:value="1.5375" calcext:value-type="float">
            <text:p>1.5375</text:p>
          </table:table-cell>
          <table:table-cell table:formula="of:=0.5*ERF(10*([.E124]+0.5))-0.5*ERF(10*([.E124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formula="of:=[.D125]/80" office:value-type="float" office:value="1.55" calcext:value-type="float">
            <text:p>1.55</text:p>
          </table:table-cell>
          <table:table-cell table:formula="of:=0.5*ERF(10*([.E125]+0.5))-0.5*ERF(10*([.E125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table:formula="of:=[.D126]/80" office:value-type="float" office:value="1.5625" calcext:value-type="float">
            <text:p>1.5625</text:p>
          </table:table-cell>
          <table:table-cell table:formula="of:=0.5*ERF(10*([.E126]+0.5))-0.5*ERF(10*([.E126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table:formula="of:=[.D127]/80" office:value-type="float" office:value="1.575" calcext:value-type="float">
            <text:p>1.575</text:p>
          </table:table-cell>
          <table:table-cell table:formula="of:=0.5*ERF(10*([.E127]+0.5))-0.5*ERF(10*([.E127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table:formula="of:=[.D128]/80" office:value-type="float" office:value="1.5875" calcext:value-type="float">
            <text:p>1.5875</text:p>
          </table:table-cell>
          <table:table-cell table:formula="of:=0.5*ERF(10*([.E128]+0.5))-0.5*ERF(10*([.E128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formula="of:=[.D129]/80" office:value-type="float" office:value="1.6" calcext:value-type="float">
            <text:p>1.6</text:p>
          </table:table-cell>
          <table:table-cell table:formula="of:=0.5*ERF(10*([.E129]+0.5))-0.5*ERF(10*([.E129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formula="of:=[.D130]/80" office:value-type="float" office:value="1.6125" calcext:value-type="float">
            <text:p>1.6125</text:p>
          </table:table-cell>
          <table:table-cell table:formula="of:=0.5*ERF(10*([.E130]+0.5))-0.5*ERF(10*([.E130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formula="of:=[.D131]/80" office:value-type="float" office:value="1.625" calcext:value-type="float">
            <text:p>1.625</text:p>
          </table:table-cell>
          <table:table-cell table:formula="of:=0.5*ERF(10*([.E131]+0.5))-0.5*ERF(10*([.E131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table:formula="of:=[.D132]/80" office:value-type="float" office:value="1.6375" calcext:value-type="float">
            <text:p>1.6375</text:p>
          </table:table-cell>
          <table:table-cell table:formula="of:=0.5*ERF(10*([.E132]+0.5))-0.5*ERF(10*([.E132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table:formula="of:=[.D133]/80" office:value-type="float" office:value="1.65" calcext:value-type="float">
            <text:p>1.65</text:p>
          </table:table-cell>
          <table:table-cell table:formula="of:=0.5*ERF(10*([.E133]+0.5))-0.5*ERF(10*([.E133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table:formula="of:=[.D134]/80" office:value-type="float" office:value="1.6625" calcext:value-type="float">
            <text:p>1.6625</text:p>
          </table:table-cell>
          <table:table-cell table:formula="of:=0.5*ERF(10*([.E134]+0.5))-0.5*ERF(10*([.E134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table:formula="of:=[.D135]/80" office:value-type="float" office:value="1.675" calcext:value-type="float">
            <text:p>1.675</text:p>
          </table:table-cell>
          <table:table-cell table:formula="of:=0.5*ERF(10*([.E135]+0.5))-0.5*ERF(10*([.E135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formula="of:=[.D136]/80" office:value-type="float" office:value="1.6875" calcext:value-type="float">
            <text:p>1.6875</text:p>
          </table:table-cell>
          <table:table-cell table:formula="of:=0.5*ERF(10*([.E136]+0.5))-0.5*ERF(10*([.E136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table:formula="of:=[.D137]/80" office:value-type="float" office:value="1.7" calcext:value-type="float">
            <text:p>1.7</text:p>
          </table:table-cell>
          <table:table-cell table:formula="of:=0.5*ERF(10*([.E137]+0.5))-0.5*ERF(10*([.E137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formula="of:=[.D138]/80" office:value-type="float" office:value="1.7125" calcext:value-type="float">
            <text:p>1.7125</text:p>
          </table:table-cell>
          <table:table-cell table:formula="of:=0.5*ERF(10*([.E138]+0.5))-0.5*ERF(10*([.E138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table:formula="of:=[.D139]/80" office:value-type="float" office:value="1.725" calcext:value-type="float">
            <text:p>1.725</text:p>
          </table:table-cell>
          <table:table-cell table:formula="of:=0.5*ERF(10*([.E139]+0.5))-0.5*ERF(10*([.E139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table:formula="of:=[.D140]/80" office:value-type="float" office:value="1.7375" calcext:value-type="float">
            <text:p>1.7375</text:p>
          </table:table-cell>
          <table:table-cell table:formula="of:=0.5*ERF(10*([.E140]+0.5))-0.5*ERF(10*([.E140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table:formula="of:=[.D141]/80" office:value-type="float" office:value="1.75" calcext:value-type="float">
            <text:p>1.75</text:p>
          </table:table-cell>
          <table:table-cell table:formula="of:=0.5*ERF(10*([.E141]+0.5))-0.5*ERF(10*([.E141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table:formula="of:=[.D142]/80" office:value-type="float" office:value="1.7625" calcext:value-type="float">
            <text:p>1.7625</text:p>
          </table:table-cell>
          <table:table-cell table:formula="of:=0.5*ERF(10*([.E142]+0.5))-0.5*ERF(10*([.E142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table:formula="of:=[.D143]/80" office:value-type="float" office:value="1.775" calcext:value-type="float">
            <text:p>1.775</text:p>
          </table:table-cell>
          <table:table-cell table:formula="of:=0.5*ERF(10*([.E143]+0.5))-0.5*ERF(10*([.E143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table:formula="of:=[.D144]/80" office:value-type="float" office:value="1.7875" calcext:value-type="float">
            <text:p>1.7875</text:p>
          </table:table-cell>
          <table:table-cell table:formula="of:=0.5*ERF(10*([.E144]+0.5))-0.5*ERF(10*([.E144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table:formula="of:=[.D145]/80" office:value-type="float" office:value="1.8" calcext:value-type="float">
            <text:p>1.8</text:p>
          </table:table-cell>
          <table:table-cell table:formula="of:=0.5*ERF(10*([.E145]+0.5))-0.5*ERF(10*([.E145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formula="of:=[.D146]/80" office:value-type="float" office:value="1.8125" calcext:value-type="float">
            <text:p>1.8125</text:p>
          </table:table-cell>
          <table:table-cell table:formula="of:=0.5*ERF(10*([.E146]+0.5))-0.5*ERF(10*([.E146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table:formula="of:=[.D147]/80" office:value-type="float" office:value="1.825" calcext:value-type="float">
            <text:p>1.825</text:p>
          </table:table-cell>
          <table:table-cell table:formula="of:=0.5*ERF(10*([.E147]+0.5))-0.5*ERF(10*([.E147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table:formula="of:=[.D148]/80" office:value-type="float" office:value="1.8375" calcext:value-type="float">
            <text:p>1.8375</text:p>
          </table:table-cell>
          <table:table-cell table:formula="of:=0.5*ERF(10*([.E148]+0.5))-0.5*ERF(10*([.E148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table:formula="of:=[.D149]/80" office:value-type="float" office:value="1.85" calcext:value-type="float">
            <text:p>1.85</text:p>
          </table:table-cell>
          <table:table-cell table:formula="of:=0.5*ERF(10*([.E149]+0.5))-0.5*ERF(10*([.E149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table:formula="of:=[.D150]/80" office:value-type="float" office:value="1.8625" calcext:value-type="float">
            <text:p>1.8625</text:p>
          </table:table-cell>
          <table:table-cell table:formula="of:=0.5*ERF(10*([.E150]+0.5))-0.5*ERF(10*([.E150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formula="of:=[.D151]/80" office:value-type="float" office:value="1.875" calcext:value-type="float">
            <text:p>1.875</text:p>
          </table:table-cell>
          <table:table-cell table:formula="of:=0.5*ERF(10*([.E151]+0.5))-0.5*ERF(10*([.E151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table:formula="of:=[.D152]/80" office:value-type="float" office:value="1.8875" calcext:value-type="float">
            <text:p>1.8875</text:p>
          </table:table-cell>
          <table:table-cell table:formula="of:=0.5*ERF(10*([.E152]+0.5))-0.5*ERF(10*([.E152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table:formula="of:=[.D153]/80" office:value-type="float" office:value="1.9" calcext:value-type="float">
            <text:p>1.9</text:p>
          </table:table-cell>
          <table:table-cell table:formula="of:=0.5*ERF(10*([.E153]+0.5))-0.5*ERF(10*([.E153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table:formula="of:=[.D154]/80" office:value-type="float" office:value="1.9125" calcext:value-type="float">
            <text:p>1.9125</text:p>
          </table:table-cell>
          <table:table-cell table:formula="of:=0.5*ERF(10*([.E154]+0.5))-0.5*ERF(10*([.E154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table:formula="of:=[.D155]/80" office:value-type="float" office:value="1.925" calcext:value-type="float">
            <text:p>1.925</text:p>
          </table:table-cell>
          <table:table-cell table:formula="of:=0.5*ERF(10*([.E155]+0.5))-0.5*ERF(10*([.E155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table:formula="of:=[.D156]/80" office:value-type="float" office:value="1.9375" calcext:value-type="float">
            <text:p>1.9375</text:p>
          </table:table-cell>
          <table:table-cell table:formula="of:=0.5*ERF(10*([.E156]+0.5))-0.5*ERF(10*([.E156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table:formula="of:=[.D157]/80" office:value-type="float" office:value="1.95" calcext:value-type="float">
            <text:p>1.95</text:p>
          </table:table-cell>
          <table:table-cell table:formula="of:=0.5*ERF(10*([.E157]+0.5))-0.5*ERF(10*([.E157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table:formula="of:=[.D158]/80" office:value-type="float" office:value="1.9625" calcext:value-type="float">
            <text:p>1.9625</text:p>
          </table:table-cell>
          <table:table-cell table:formula="of:=0.5*ERF(10*([.E158]+0.5))-0.5*ERF(10*([.E158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table:formula="of:=[.D159]/80" office:value-type="float" office:value="1.975" calcext:value-type="float">
            <text:p>1.975</text:p>
          </table:table-cell>
          <table:table-cell table:formula="of:=0.5*ERF(10*([.E159]+0.5))-0.5*ERF(10*([.E159]-0.5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table:formula="of:=[.D160]/80" office:value-type="float" office:value="1.9875" calcext:value-type="float">
            <text:p>1.9875</text:p>
          </table:table-cell>
          <table:table-cell table:formula="of:=0.5*ERF(10*([.E160]+0.5))-0.5*ERF(10*([.E160]-0.5))" office:value-type="float" office:value="0" calcext:value-type="float">
            <text:p>0</text:p>
          </table:table-cell>
          <table:table-cell table:number-columns-repeated="5"/>
        </table:table-row>
      </table:table>
      <table:table table:name="ramp-up-down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3"/>float ramp_up[20] = {0, 0.01, 0.02, 0.03, 0.05, 0.07, 0.10, 0.15, 0.20, 0.40, 0.60, 0.80, 0.85, 0.90, 0.93, 0.95, 0.97, 0.98, 0.99, 1};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ndx</text:p>
          </table:table-cell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INT(ramp*256+0.5)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0.5-0.5*COS(PI()/20*[.B9])" office:value-type="float" office:value="0" calcext:value-type="float">
            <text:p>0</text:p>
          </table:table-cell>
          <table:table-cell table:formula="of:=ROUND([.C9]*256)" office:value-type="float" office:value="0" calcext:value-type="float">
            <text:p>0</text:p>
          </table:table-cell>
          <table:table-cell table:formula="of:=ROUND([.D9]*256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0.5-0.5*COS(PI()/20*[.B10])" office:value-type="float" office:value="0.00615582970243112" calcext:value-type="float">
            <text:p>0.00615582970243112</text:p>
          </table:table-cell>
          <table:table-cell table:formula="of:=ROUND([.C10]*256)" office:value-type="float" office:value="3" calcext:value-type="float">
            <text:p>3</text:p>
          </table:table-cell>
          <table:table-cell table:formula="of:=ROUND([.D10]*256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formula="of:=0.5-0.5*COS(PI()/20*[.B11])" office:value-type="float" office:value="0.0244717418524232" calcext:value-type="float">
            <text:p>0.0244717418524232</text:p>
          </table:table-cell>
          <table:table-cell table:formula="of:=ROUND([.C11]*256)" office:value-type="float" office:value="5" calcext:value-type="float">
            <text:p>5</text:p>
          </table:table-cell>
          <table:table-cell table:formula="of:=ROUND([.D11]*256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table:formula="of:=0.5-0.5*COS(PI()/20*[.B12])" office:value-type="float" office:value="0.0544967379058161" calcext:value-type="float">
            <text:p>0.0544967379058161</text:p>
          </table:table-cell>
          <table:table-cell table:formula="of:=ROUND([.C12]*256)" office:value-type="float" office:value="8" calcext:value-type="float">
            <text:p>8</text:p>
          </table:table-cell>
          <table:table-cell table:formula="of:=ROUND([.D12]*256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formula="of:=0.5-0.5*COS(PI()/20*[.B13])" office:value-type="float" office:value="0.0954915028125263" calcext:value-type="float">
            <text:p>0.0954915028125263</text:p>
          </table:table-cell>
          <table:table-cell table:formula="of:=ROUND([.C13]*256)" office:value-type="float" office:value="13" calcext:value-type="float">
            <text:p>13</text:p>
          </table:table-cell>
          <table:table-cell table:formula="of:=ROUND([.D13]*256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 table:formula="of:=0.5-0.5*COS(PI()/20*[.B14])" office:value-type="float" office:value="0.146446609406726" calcext:value-type="float">
            <text:p>0.146446609406726</text:p>
          </table:table-cell>
          <table:table-cell table:formula="of:=ROUND([.C14]*256)" office:value-type="float" office:value="18" calcext:value-type="float">
            <text:p>18</text:p>
          </table:table-cell>
          <table:table-cell table:formula="of:=ROUND([.D14]*256)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0.5-0.5*COS(PI()/20*[.B15])" office:value-type="float" office:value="0.206107373853763" calcext:value-type="float">
            <text:p>0.206107373853763</text:p>
          </table:table-cell>
          <table:table-cell table:formula="of:=ROUND([.C15]*256)" office:value-type="float" office:value="26" calcext:value-type="float">
            <text:p>26</text:p>
          </table:table-cell>
          <table:table-cell table:formula="of:=ROUND([.D15]*256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table:formula="of:=0.5-0.5*COS(PI()/20*[.B16])" office:value-type="float" office:value="0.273004750130227" calcext:value-type="float">
            <text:p>0.273004750130227</text:p>
          </table:table-cell>
          <table:table-cell table:formula="of:=ROUND([.C16]*256)" office:value-type="float" office:value="38" calcext:value-type="float">
            <text:p>38</text:p>
          </table:table-cell>
          <table:table-cell table:formula="of:=ROUND([.D16]*256)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formula="of:=0.5-0.5*COS(PI()/20*[.B17])" office:value-type="float" office:value="0.345491502812526" calcext:value-type="float">
            <text:p>0.345491502812526</text:p>
          </table:table-cell>
          <table:table-cell table:formula="of:=ROUND([.C17]*256)" office:value-type="float" office:value="51" calcext:value-type="float">
            <text:p>51</text:p>
          </table:table-cell>
          <table:table-cell table:formula="of:=ROUND([.D17]*256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formula="of:=0.5-0.5*COS(PI()/20*[.B18])" office:value-type="float" office:value="0.421782767479885" calcext:value-type="float">
            <text:p>0.421782767479885</text:p>
          </table:table-cell>
          <table:table-cell table:formula="of:=ROUND([.C18]*256)" office:value-type="float" office:value="102" calcext:value-type="float">
            <text:p>102</text:p>
          </table:table-cell>
          <table:table-cell table:formula="of:=ROUND([.D18]*256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formula="of:=0.5-0.5*COS(PI()/20*[.B19])" office:value-type="float" office:value="0.5" calcext:value-type="float">
            <text:p>0.5</text:p>
          </table:table-cell>
          <table:table-cell table:formula="of:=ROUND([.C19]*256)" office:value-type="float" office:value="154" calcext:value-type="float">
            <text:p>154</text:p>
          </table:table-cell>
          <table:table-cell table:formula="of:=ROUND([.D19]*256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formula="of:=0.5-0.5*COS(PI()/20*[.B20])" office:value-type="float" office:value="0.578217232520115" calcext:value-type="float">
            <text:p>0.578217232520115</text:p>
          </table:table-cell>
          <table:table-cell table:formula="of:=ROUND([.C20]*256)" office:value-type="float" office:value="205" calcext:value-type="float">
            <text:p>205</text:p>
          </table:table-cell>
          <table:table-cell table:formula="of:=ROUND([.D20]*256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formula="of:=0.5-0.5*COS(PI()/20*[.B21])" office:value-type="float" office:value="0.654508497187474" calcext:value-type="float">
            <text:p>0.654508497187474</text:p>
          </table:table-cell>
          <table:table-cell table:formula="of:=ROUND([.C21]*256)" office:value-type="float" office:value="218" calcext:value-type="float">
            <text:p>218</text:p>
          </table:table-cell>
          <table:table-cell table:formula="of:=ROUND([.D21]*256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table:formula="of:=0.5-0.5*COS(PI()/20*[.B22])" office:value-type="float" office:value="0.726995249869773" calcext:value-type="float">
            <text:p>0.726995249869773</text:p>
          </table:table-cell>
          <table:table-cell table:formula="of:=ROUND([.C22]*256)" office:value-type="float" office:value="230" calcext:value-type="float">
            <text:p>230</text:p>
          </table:table-cell>
          <table:table-cell table:formula="of:=ROUND([.D22]*256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3" calcext:value-type="float">
            <text:p>0.93</text:p>
          </table:table-cell>
          <table:table-cell table:formula="of:=0.5-0.5*COS(PI()/20*[.B23])" office:value-type="float" office:value="0.793892626146236" calcext:value-type="float">
            <text:p>0.793892626146236</text:p>
          </table:table-cell>
          <table:table-cell table:formula="of:=ROUND([.C23]*256)" office:value-type="float" office:value="238" calcext:value-type="float">
            <text:p>238</text:p>
          </table:table-cell>
          <table:table-cell table:formula="of:=ROUND([.D23]*256)"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table:formula="of:=0.5-0.5*COS(PI()/20*[.B24])" office:value-type="float" office:value="0.853553390593274" calcext:value-type="float">
            <text:p>0.853553390593274</text:p>
          </table:table-cell>
          <table:table-cell table:formula="of:=ROUND([.C24]*256)" office:value-type="float" office:value="243" calcext:value-type="float">
            <text:p>243</text:p>
          </table:table-cell>
          <table:table-cell table:formula="of:=ROUND([.D24]*256)"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7" calcext:value-type="float">
            <text:p>0.97</text:p>
          </table:table-cell>
          <table:table-cell table:formula="of:=0.5-0.5*COS(PI()/20*[.B25])" office:value-type="float" office:value="0.904508497187474" calcext:value-type="float">
            <text:p>0.904508497187474</text:p>
          </table:table-cell>
          <table:table-cell table:formula="of:=ROUND([.C25]*256)" office:value-type="float" office:value="248" calcext:value-type="float">
            <text:p>248</text:p>
          </table:table-cell>
          <table:table-cell table:formula="of:=ROUND([.D25]*256)"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8" calcext:value-type="float">
            <text:p>0.98</text:p>
          </table:table-cell>
          <table:table-cell table:formula="of:=0.5-0.5*COS(PI()/20*[.B26])" office:value-type="float" office:value="0.945503262094184" calcext:value-type="float">
            <text:p>0.945503262094184</text:p>
          </table:table-cell>
          <table:table-cell table:formula="of:=ROUND([.C26]*256)" office:value-type="float" office:value="251" calcext:value-type="float">
            <text:p>251</text:p>
          </table:table-cell>
          <table:table-cell table:formula="of:=ROUND([.D26]*256)"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9" calcext:value-type="float">
            <text:p>0.99</text:p>
          </table:table-cell>
          <table:table-cell table:formula="of:=0.5-0.5*COS(PI()/20*[.B27])" office:value-type="float" office:value="0.975528258147577" calcext:value-type="float">
            <text:p>0.975528258147577</text:p>
          </table:table-cell>
          <table:table-cell table:formula="of:=ROUND([.C27]*256)" office:value-type="float" office:value="253" calcext:value-type="float">
            <text:p>253</text:p>
          </table:table-cell>
          <table:table-cell table:formula="of:=ROUND([.D27]*256)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0.5-0.5*COS(PI()/20*[.B28])" office:value-type="float" office:value="0.993844170297569" calcext:value-type="float">
            <text:p>0.993844170297569</text:p>
          </table:table-cell>
          <table:table-cell table:formula="of:=ROUND([.C28]*256)" office:value-type="float" office:value="256" calcext:value-type="float">
            <text:p>256</text:p>
          </table:table-cell>
          <table:table-cell table:formula="of:=ROUND([.D28]*256)" office:value-type="float" office:value="254" calcext:value-type="float">
            <text:p>254</text:p>
          </table:table-cell>
        </table:table-row>
      </table:table>
      <table:table table:name="Sheet3" table:style-name="ta1">
        <table:table-column table:style-name="co2" table:default-cell-style-name="ce5"/>
        <table:table-column table:style-name="co1" table:number-columns-repeated="1023" table:default-cell-style-name="ce5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phi and wave generated at 18:20:45.25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1"/>dphi[0]=0.002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VLOOKUP([.C4];[.$J$4:.$K$11];2;0)" office:value-type="string" office:string-value="b“011”" calcext:value-type="string">
            <text:p>b“011”</text:p>
          </table:table-cell>
          <table:table-cell table:formula="of:=[.D4]" office:value-type="string" office:string-value="b“011”" calcext:value-type="string">
            <text:p>b“011”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b“000”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one[0]=3 <text:s/>dphi[1]=0.002454</text:p>
          </table:table-cell>
          <table:table-cell office:value-type="float" office:value="1" calcext:value-type="float">
            <text:p>1</text:p>
          </table:table-cell>
          <table:table-cell table:formula="of:=MID([.A5];10;1)" office:value-type="string" office:string-value="3" calcext:value-type="string">
            <text:p>3</text:p>
          </table:table-cell>
          <table:table-cell table:formula="of:=VLOOKUP([.C5];[.$J$4:.$K$11];2;0)" office:value-type="string" office:string-value="b“011”" calcext:value-type="string">
            <text:p>b“011”</text:p>
          </table:table-cell>
          <table:table-cell table:formula="of:=[.E4]&amp;&quot;,&quot;&amp;[.D5]" office:value-type="string" office:string-value="b“011”,b“011”" calcext:value-type="string">
            <text:p>b“011”,b“011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“001”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one[1]=1 <text:s/>dphi[2]=0.000818</text:p>
          </table:table-cell>
          <table:table-cell office:value-type="float" office:value="2" calcext:value-type="float">
            <text:p>2</text:p>
          </table:table-cell>
          <table:table-cell table:formula="of:=MID([.A6];10;1)" office:value-type="string" office:string-value="1" calcext:value-type="string">
            <text:p>1</text:p>
          </table:table-cell>
          <table:table-cell table:formula="of:=VLOOKUP([.C6];[.$J$4:.$K$11];2;0)" office:value-type="string" office:string-value="b“001”" calcext:value-type="string">
            <text:p>b“001”</text:p>
          </table:table-cell>
          <table:table-cell table:formula="of:=[.E5]&amp;&quot;,&quot;&amp;[.D6]" office:value-type="string" office:string-value="b“011”,b“011”,b“001”" calcext:value-type="string">
            <text:p>b“011”,b“011”,b“001”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“010”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one[2]=4 <text:s/>dphi[3]=0.003272</text:p>
          </table:table-cell>
          <table:table-cell office:value-type="float" office:value="3" calcext:value-type="float">
            <text:p>3</text:p>
          </table:table-cell>
          <table:table-cell table:formula="of:=MID([.A7];10;1)" office:value-type="string" office:string-value="4" calcext:value-type="string">
            <text:p>4</text:p>
          </table:table-cell>
          <table:table-cell table:formula="of:=VLOOKUP([.C7];[.$J$4:.$K$11];2;0)" office:value-type="string" office:string-value="b“100”" calcext:value-type="string">
            <text:p>b“100”</text:p>
          </table:table-cell>
          <table:table-cell table:formula="of:=[.E6]&amp;&quot;,&quot;&amp;[.D7]" office:value-type="string" office:string-value="b“011”,b“011”,b“001”,b“100”" calcext:value-type="string">
            <text:p>b“011”,b“011”,b“001”,b“100”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b“011”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one[3]=0 <text:s/>dphi[4]=0.000000</text:p>
          </table:table-cell>
          <table:table-cell office:value-type="float" office:value="4" calcext:value-type="float">
            <text:p>4</text:p>
          </table:table-cell>
          <table:table-cell table:formula="of:=MID([.A8];10;1)" office:value-type="string" office:string-value="0" calcext:value-type="string">
            <text:p>0</text:p>
          </table:table-cell>
          <table:table-cell table:formula="of:=VLOOKUP([.C8];[.$J$4:.$K$11];2;0)" office:value-type="string" office:string-value="b“000”" calcext:value-type="string">
            <text:p>b“000”</text:p>
          </table:table-cell>
          <table:table-cell table:formula="of:=[.E7]&amp;&quot;,&quot;&amp;[.D8]" office:value-type="string" office:string-value="b“011”,b“011”,b“001”,b“100”,b“000”" calcext:value-type="string">
            <text:p>b“011”,b“011”,b“001”,b“100”,b“000”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b“100”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one[4]=6 <text:s/>dphi[5]=0.004909</text:p>
          </table:table-cell>
          <table:table-cell office:value-type="float" office:value="5" calcext:value-type="float">
            <text:p>5</text:p>
          </table:table-cell>
          <table:table-cell table:formula="of:=MID([.A9];10;1)" office:value-type="string" office:string-value="6" calcext:value-type="string">
            <text:p>6</text:p>
          </table:table-cell>
          <table:table-cell table:formula="of:=VLOOKUP([.C9];[.$J$4:.$K$11];2;0)" office:value-type="string" office:string-value="b“110”" calcext:value-type="string">
            <text:p>b“110”</text:p>
          </table:table-cell>
          <table:table-cell table:formula="of:=[.E8]&amp;&quot;,&quot;&amp;[.D9]" office:value-type="string" office:string-value="b“011”,b“011”,b“001”,b“100”,b“000”,b“110”" calcext:value-type="string">
            <text:p>b“011”,b“011”,b“001”,b“100”,b“000”,b“110”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b“101”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one[5]=5 <text:s/>dphi[6]=0.004091</text:p>
          </table:table-cell>
          <table:table-cell office:value-type="float" office:value="6" calcext:value-type="float">
            <text:p>6</text:p>
          </table:table-cell>
          <table:table-cell table:formula="of:=MID([.A10];10;1)" office:value-type="string" office:string-value="5" calcext:value-type="string">
            <text:p>5</text:p>
          </table:table-cell>
          <table:table-cell table:formula="of:=VLOOKUP([.C10];[.$J$4:.$K$11];2;0)" office:value-type="string" office:string-value="b“101”" calcext:value-type="string">
            <text:p>b“101”</text:p>
          </table:table-cell>
          <table:table-cell table:formula="of:=[.E9]&amp;&quot;,&quot;&amp;[.D10]" office:value-type="string" office:string-value="b“011”,b“011”,b“001”,b“100”,b“000”,b“110”,b“101”" calcext:value-type="string">
            <text:p>b“011”,b“011”,b“001”,b“100”,b“000”,b“110”,b“101”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b“110”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one[6]=2 <text:s/>dphi[7]=0.001636</text:p>
          </table:table-cell>
          <table:table-cell office:value-type="float" office:value="7" calcext:value-type="float">
            <text:p>7</text:p>
          </table:table-cell>
          <table:table-cell table:formula="of:=MID([.A11];10;1)" office:value-type="string" office:string-value="2" calcext:value-type="string">
            <text:p>2</text:p>
          </table:table-cell>
          <table:table-cell table:formula="of:=VLOOKUP([.C11];[.$J$4:.$K$11];2;0)" office:value-type="string" office:string-value="b“010”" calcext:value-type="string">
            <text:p>b“010”</text:p>
          </table:table-cell>
          <table:table-cell table:formula="of:=[.E10]&amp;&quot;,&quot;&amp;[.D11]" office:value-type="string" office:string-value="b“011”,b“011”,b“001”,b“100”,b“000”,b“110”,b“101”,b“010”" calcext:value-type="string">
            <text:p>b“011”,b“011”,b“001”,b“100”,b“000”,b“110”,b“101”,b“010”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b”111”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one[7]=2 <text:s/>dphi[8]=0.001636</text:p>
          </table:table-cell>
          <table:table-cell office:value-type="float" office:value="8" calcext:value-type="float">
            <text:p>8</text:p>
          </table:table-cell>
          <table:table-cell table:formula="of:=MID([.A12];10;1)" office:value-type="string" office:string-value="2" calcext:value-type="string">
            <text:p>2</text:p>
          </table:table-cell>
          <table:table-cell table:formula="of:=VLOOKUP([.C12];[.$J$4:.$K$11];2;0)" office:value-type="string" office:string-value="b“010”" calcext:value-type="string">
            <text:p>b“010”</text:p>
          </table:table-cell>
          <table:table-cell table:formula="of:=[.E11]&amp;&quot;,&quot;&amp;[.D12]" office:value-type="string" office:string-value="b“011”,b“011”,b“001”,b“100”,b“000”,b“110”,b“101”,b“010”,b“010”" calcext:value-type="string">
            <text:p>b“011”,b“011”,b“001”,b“100”,b“000”,b“110”,b“101”,b“010”,b“0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8]=2 <text:s/>dphi[9]=0.001636</text:p>
          </table:table-cell>
          <table:table-cell office:value-type="float" office:value="9" calcext:value-type="float">
            <text:p>9</text:p>
          </table:table-cell>
          <table:table-cell table:formula="of:=MID([.A13];10;1)" office:value-type="string" office:string-value="2" calcext:value-type="string">
            <text:p>2</text:p>
          </table:table-cell>
          <table:table-cell table:formula="of:=VLOOKUP([.C13];[.$J$4:.$K$11];2;0)" office:value-type="string" office:string-value="b“010”" calcext:value-type="string">
            <text:p>b“010”</text:p>
          </table:table-cell>
          <table:table-cell table:formula="of:=[.E12]&amp;&quot;,&quot;&amp;[.D13]" office:value-type="string" office:string-value="b“011”,b“011”,b“001”,b“100”,b“000”,b“110”,b“101”,b“010”,b“010”,b“010”" calcext:value-type="string">
            <text:p>b“011”,b“011”,b“001”,b“100”,b“000”,b“110”,b“101”,b“010”,b“010”,b“0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9]=3 <text:s/>dphi[10]=0.002454</text:p>
          </table:table-cell>
          <table:table-cell office:value-type="float" office:value="10" calcext:value-type="float">
            <text:p>10</text:p>
          </table:table-cell>
          <table:table-cell table:formula="of:=MID([.A14];10;1)" office:value-type="string" office:string-value="3" calcext:value-type="string">
            <text:p>3</text:p>
          </table:table-cell>
          <table:table-cell table:formula="of:=VLOOKUP([.C14];[.$J$4:.$K$11];2;0)" office:value-type="string" office:string-value="b“011”" calcext:value-type="string">
            <text:p>b“011”</text:p>
          </table:table-cell>
          <table:table-cell table:formula="of:=[.E13]&amp;&quot;,&quot;&amp;[.D14]" office:value-type="string" office:string-value="b“011”,b“011”,b“001”,b“100”,b“000”,b“110”,b“101”,b“010”,b“010”,b“010”,b“011”" calcext:value-type="string">
            <text:p>b“011”,b“011”,b“001”,b“100”,b“000”,b“110”,b“101”,b“010”,b“010”,b“010”,b“01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10]=5 <text:s/>dphi[11]=0.004091</text:p>
          </table:table-cell>
          <table:table-cell office:value-type="float" office:value="11" calcext:value-type="float">
            <text:p>11</text:p>
          </table:table-cell>
          <table:table-cell table:formula="of:=MID([.A15];11;1)" office:value-type="string" office:string-value="5" calcext:value-type="string">
            <text:p>5</text:p>
          </table:table-cell>
          <table:table-cell table:formula="of:=VLOOKUP([.C15];[.$J$4:.$K$11];2;0)" office:value-type="string" office:string-value="b“101”" calcext:value-type="string">
            <text:p>b“101”</text:p>
          </table:table-cell>
          <table:table-cell table:formula="of:=[.E14]&amp;&quot;,&quot;&amp;[.D15]" office:value-type="string" office:string-value="b“011”,b“011”,b“001”,b“100”,b“000”,b“110”,b“101”,b“010”,b“010”,b“010”,b“011”,b“101”" calcext:value-type="string">
            <text:p>b“011”,b“011”,b“001”,b“100”,b“000”,b“110”,b“101”,b“010”,b“010”,b“010”,b“011”,b“1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11]=7 <text:s/>dphi[12]=0.005727</text:p>
          </table:table-cell>
          <table:table-cell office:value-type="float" office:value="12" calcext:value-type="float">
            <text:p>12</text:p>
          </table:table-cell>
          <table:table-cell table:formula="of:=MID([.A16];11;1)" office:value-type="string" office:string-value="7" calcext:value-type="string">
            <text:p>7</text:p>
          </table:table-cell>
          <table:table-cell table:formula="of:=VLOOKUP([.C16];[.$J$4:.$K$11];2;0)" office:value-type="string" office:string-value="b”111”" calcext:value-type="string">
            <text:p>b”111”</text:p>
          </table:table-cell>
          <table:table-cell table:formula="of:=[.E15]&amp;&quot;,&quot;&amp;[.D16]" office:value-type="string" office:string-value="b“011”,b“011”,b“001”,b“100”,b“000”,b“110”,b“101”,b“010”,b“010”,b“010”,b“011”,b“101”,b”111”" calcext:value-type="string">
            <text:p>b“011”,b“011”,b“001”,b“100”,b“000”,b“110”,b“101”,b“010”,b“010”,b“010”,b“011”,b“101”,b”11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12]=1 <text:s/>dphi[13]=0.000818</text:p>
          </table:table-cell>
          <table:table-cell office:value-type="float" office:value="13" calcext:value-type="float">
            <text:p>13</text:p>
          </table:table-cell>
          <table:table-cell table:formula="of:=MID([.A17];11;1)" office:value-type="string" office:string-value="1" calcext:value-type="string">
            <text:p>1</text:p>
          </table:table-cell>
          <table:table-cell table:formula="of:=VLOOKUP([.C17];[.$J$4:.$K$11];2;0)" office:value-type="string" office:string-value="b“001”" calcext:value-type="string">
            <text:p>b“001”</text:p>
          </table:table-cell>
          <table:table-cell table:formula="of:=[.E16]&amp;&quot;,&quot;&amp;[.D17]" office:value-type="string" office:string-value="b“011”,b“011”,b“001”,b“100”,b“000”,b“110”,b“101”,b“010”,b“010”,b“010”,b“011”,b“101”,b”111”,b“001”" calcext:value-type="string">
            <text:p>b“011”,b“011”,b“001”,b“100”,b“000”,b“110”,b“101”,b“010”,b“010”,b“010”,b“011”,b“101”,b”111”,b“0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13]=6 <text:s/>dphi[14]=0.004909</text:p>
          </table:table-cell>
          <table:table-cell office:value-type="float" office:value="14" calcext:value-type="float">
            <text:p>14</text:p>
          </table:table-cell>
          <table:table-cell table:formula="of:=MID([.A18];11;1)" office:value-type="string" office:string-value="6" calcext:value-type="string">
            <text:p>6</text:p>
          </table:table-cell>
          <table:table-cell table:formula="of:=VLOOKUP([.C18];[.$J$4:.$K$11];2;0)" office:value-type="string" office:string-value="b“110”" calcext:value-type="string">
            <text:p>b“110”</text:p>
          </table:table-cell>
          <table:table-cell table:formula="of:=[.E17]&amp;&quot;,&quot;&amp;[.D18]" office:value-type="string" office:string-value="b“011”,b“011”,b“001”,b“100”,b“000”,b“110”,b“101”,b“010”,b“010”,b“010”,b“011”,b“101”,b”111”,b“001”,b“110”" calcext:value-type="string">
            <text:p>b“011”,b“011”,b“001”,b“100”,b“000”,b“110”,b“101”,b“010”,b“010”,b“010”,b“011”,b“101”,b”111”,b“001”,b“1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14]=4 <text:s/>dphi[15]=0.003272</text:p>
          </table:table-cell>
          <table:table-cell office:value-type="float" office:value="15" calcext:value-type="float">
            <text:p>15</text:p>
          </table:table-cell>
          <table:table-cell table:formula="of:=MID([.A19];11;1)" office:value-type="string" office:string-value="4" calcext:value-type="string">
            <text:p>4</text:p>
          </table:table-cell>
          <table:table-cell table:formula="of:=VLOOKUP([.C19];[.$J$4:.$K$11];2;0)" office:value-type="string" office:string-value="b“100”" calcext:value-type="string">
            <text:p>b“100”</text:p>
          </table:table-cell>
          <table:table-cell table:formula="of:=[.E18]&amp;&quot;,&quot;&amp;[.D19]" office:value-type="string" office:string-value="b“011”,b“011”,b“001”,b“100”,b“000”,b“110”,b“101”,b“010”,b“010”,b“010”,b“011”,b“101”,b”111”,b“001”,b“110”,b“100”" calcext:value-type="string">
            <text:p>b“011”,b“011”,b“001”,b“100”,b“000”,b“110”,b“101”,b“010”,b“010”,b“010”,b“011”,b“101”,b”111”,b“001”,b“110”,b“1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15]=4 <text:s/>dphi[16]=0.003272</text:p>
          </table:table-cell>
          <table:table-cell office:value-type="float" office:value="16" calcext:value-type="float">
            <text:p>16</text:p>
          </table:table-cell>
          <table:table-cell table:formula="of:=MID([.A20];11;1)" office:value-type="string" office:string-value="4" calcext:value-type="string">
            <text:p>4</text:p>
          </table:table-cell>
          <table:table-cell table:formula="of:=VLOOKUP([.C20];[.$J$4:.$K$11];2;0)" office:value-type="string" office:string-value="b“100”" calcext:value-type="string">
            <text:p>b“100”</text:p>
          </table:table-cell>
          <table:table-cell table:formula="of:=[.E19]&amp;&quot;,&quot;&amp;[.D20]" office:value-type="string" office:string-value="b“011”,b“011”,b“001”,b“100”,b“000”,b“110”,b“101”,b“010”,b“010”,b“010”,b“011”,b“101”,b”111”,b“001”,b“110”,b“100”,b“100”" calcext:value-type="string">
            <text:p>b“011”,b“011”,b“001”,b“100”,b“000”,b“110”,b“101”,b“010”,b“010”,b“010”,b“011”,b“101”,b”111”,b“001”,b“110”,b“100”,b“1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16]=1 <text:s/>dphi[17]=0.000818</text:p>
          </table:table-cell>
          <table:table-cell office:value-type="float" office:value="17" calcext:value-type="float">
            <text:p>17</text:p>
          </table:table-cell>
          <table:table-cell table:formula="of:=MID([.A21];11;1)" office:value-type="string" office:string-value="1" calcext:value-type="string">
            <text:p>1</text:p>
          </table:table-cell>
          <table:table-cell table:formula="of:=VLOOKUP([.C21];[.$J$4:.$K$11];2;0)" office:value-type="string" office:string-value="b“001”" calcext:value-type="string">
            <text:p>b“001”</text:p>
          </table:table-cell>
          <table:table-cell table:formula="of:=[.E20]&amp;&quot;,&quot;&amp;[.D21]" office:value-type="string" office:string-value="b“011”,b“011”,b“001”,b“100”,b“000”,b“110”,b“101”,b“010”,b“010”,b“010”,b“011”,b“101”,b”111”,b“001”,b“110”,b“100”,b“100”,b“001”" calcext:value-type="string">
            <text:p>b“011”,b“011”,b“001”,b“100”,b“000”,b“110”,b“101”,b“010”,b“010”,b“010”,b“011”,b“101”,b”111”,b“001”,b“110”,b“100”,b“100”,b“0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17]=0 <text:s/>dphi[18]=0.000000</text:p>
          </table:table-cell>
          <table:table-cell office:value-type="float" office:value="18" calcext:value-type="float">
            <text:p>18</text:p>
          </table:table-cell>
          <table:table-cell table:formula="of:=MID([.A22];11;1)" office:value-type="string" office:string-value="0" calcext:value-type="string">
            <text:p>0</text:p>
          </table:table-cell>
          <table:table-cell table:formula="of:=VLOOKUP([.C22];[.$J$4:.$K$11];2;0)" office:value-type="string" office:string-value="b“000”" calcext:value-type="string">
            <text:p>b“000”</text:p>
          </table:table-cell>
          <table:table-cell table:formula="of:=[.E21]&amp;&quot;,&quot;&amp;[.D22]" office:value-type="string" office:string-value="b“011”,b“011”,b“001”,b“100”,b“000”,b“110”,b“101”,b“010”,b“010”,b“010”,b“011”,b“101”,b”111”,b“001”,b“110”,b“100”,b“100”,b“001”,b“000”" calcext:value-type="string">
            <text:p>b“011”,b“011”,b“001”,b“100”,b“000”,b“110”,b“101”,b“010”,b“010”,b“010”,b“011”,b“101”,b”111”,b“001”,b“110”,b“100”,b“100”,b“001”,b“0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18]=4 <text:s/>dphi[19]=0.003272</text:p>
          </table:table-cell>
          <table:table-cell office:value-type="float" office:value="19" calcext:value-type="float">
            <text:p>19</text:p>
          </table:table-cell>
          <table:table-cell table:formula="of:=MID([.A23];11;1)" office:value-type="string" office:string-value="4" calcext:value-type="string">
            <text:p>4</text:p>
          </table:table-cell>
          <table:table-cell table:formula="of:=VLOOKUP([.C23];[.$J$4:.$K$11];2;0)" office:value-type="string" office:string-value="b“100”" calcext:value-type="string">
            <text:p>b“100”</text:p>
          </table:table-cell>
          <table:table-cell table:formula="of:=[.E22]&amp;&quot;,&quot;&amp;[.D23]" office:value-type="string" office:string-value="b“011”,b“011”,b“001”,b“100”,b“000”,b“110”,b“101”,b“010”,b“010”,b“010”,b“011”,b“101”,b”111”,b“001”,b“110”,b“100”,b“100”,b“001”,b“000”,b“100”" calcext:value-type="string">
            <text:p>b“011”,b“011”,b“001”,b“100”,b“000”,b“110”,b“101”,b“010”,b“010”,b“010”,b“011”,b“101”,b”111”,b“001”,b“110”,b“100”,b“100”,b“001”,b“000”,b“1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19]=1 <text:s/>dphi[20]=0.000818</text:p>
          </table:table-cell>
          <table:table-cell office:value-type="float" office:value="20" calcext:value-type="float">
            <text:p>20</text:p>
          </table:table-cell>
          <table:table-cell table:formula="of:=MID([.A24];11;1)" office:value-type="string" office:string-value="1" calcext:value-type="string">
            <text:p>1</text:p>
          </table:table-cell>
          <table:table-cell table:formula="of:=VLOOKUP([.C24];[.$J$4:.$K$11];2;0)" office:value-type="string" office:string-value="b“001”" calcext:value-type="string">
            <text:p>b“001”</text:p>
          </table:table-cell>
          <table:table-cell table:formula="of:=[.E23]&amp;&quot;,&quot;&amp;[.D24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20]=4 <text:s/>dphi[21]=0.003272</text:p>
          </table:table-cell>
          <table:table-cell office:value-type="float" office:value="21" calcext:value-type="float">
            <text:p>21</text:p>
          </table:table-cell>
          <table:table-cell table:formula="of:=MID([.A25];11;1)" office:value-type="string" office:string-value="4" calcext:value-type="string">
            <text:p>4</text:p>
          </table:table-cell>
          <table:table-cell table:formula="of:=VLOOKUP([.C25];[.$J$4:.$K$11];2;0)" office:value-type="string" office:string-value="b“100”" calcext:value-type="string">
            <text:p>b“100”</text:p>
          </table:table-cell>
          <table:table-cell table:formula="of:=[.E24]&amp;&quot;,&quot;&amp;[.D25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21]=4 <text:s/>dphi[22]=0.003272</text:p>
          </table:table-cell>
          <table:table-cell office:value-type="float" office:value="22" calcext:value-type="float">
            <text:p>22</text:p>
          </table:table-cell>
          <table:table-cell table:formula="of:=MID([.A26];11;1)" office:value-type="string" office:string-value="4" calcext:value-type="string">
            <text:p>4</text:p>
          </table:table-cell>
          <table:table-cell table:formula="of:=VLOOKUP([.C26];[.$J$4:.$K$11];2;0)" office:value-type="string" office:string-value="b“100”" calcext:value-type="string">
            <text:p>b“100”</text:p>
          </table:table-cell>
          <table:table-cell table:formula="of:=[.E25]&amp;&quot;,&quot;&amp;[.D26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22]=7 <text:s/>dphi[23]=0.005727</text:p>
          </table:table-cell>
          <table:table-cell office:value-type="float" office:value="23" calcext:value-type="float">
            <text:p>23</text:p>
          </table:table-cell>
          <table:table-cell table:formula="of:=MID([.A27];11;1)" office:value-type="string" office:string-value="7" calcext:value-type="string">
            <text:p>7</text:p>
          </table:table-cell>
          <table:table-cell table:formula="of:=VLOOKUP([.C27];[.$J$4:.$K$11];2;0)" office:value-type="string" office:string-value="b”111”" calcext:value-type="string">
            <text:p>b”111”</text:p>
          </table:table-cell>
          <table:table-cell table:formula="of:=[.E26]&amp;&quot;,&quot;&amp;[.D27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23]=1 <text:s/>dphi[24]=0.000818</text:p>
          </table:table-cell>
          <table:table-cell office:value-type="float" office:value="24" calcext:value-type="float">
            <text:p>24</text:p>
          </table:table-cell>
          <table:table-cell table:formula="of:=MID([.A28];11;1)" office:value-type="string" office:string-value="1" calcext:value-type="string">
            <text:p>1</text:p>
          </table:table-cell>
          <table:table-cell table:formula="of:=VLOOKUP([.C28];[.$J$4:.$K$11];2;0)" office:value-type="string" office:string-value="b“001”" calcext:value-type="string">
            <text:p>b“001”</text:p>
          </table:table-cell>
          <table:table-cell table:formula="of:=[.E27]&amp;&quot;,&quot;&amp;[.D28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24]=4 <text:s/>dphi[25]=0.003272</text:p>
          </table:table-cell>
          <table:table-cell office:value-type="float" office:value="25" calcext:value-type="float">
            <text:p>25</text:p>
          </table:table-cell>
          <table:table-cell table:formula="of:=MID([.A29];11;1)" office:value-type="string" office:string-value="4" calcext:value-type="string">
            <text:p>4</text:p>
          </table:table-cell>
          <table:table-cell table:formula="of:=VLOOKUP([.C29];[.$J$4:.$K$11];2;0)" office:value-type="string" office:string-value="b“100”" calcext:value-type="string">
            <text:p>b“100”</text:p>
          </table:table-cell>
          <table:table-cell table:formula="of:=[.E28]&amp;&quot;,&quot;&amp;[.D29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25]=4 <text:s/>dphi[26]=0.003272</text:p>
          </table:table-cell>
          <table:table-cell office:value-type="float" office:value="26" calcext:value-type="float">
            <text:p>26</text:p>
          </table:table-cell>
          <table:table-cell table:formula="of:=MID([.A30];11;1)" office:value-type="string" office:string-value="4" calcext:value-type="string">
            <text:p>4</text:p>
          </table:table-cell>
          <table:table-cell table:formula="of:=VLOOKUP([.C30];[.$J$4:.$K$11];2;0)" office:value-type="string" office:string-value="b“100”" calcext:value-type="string">
            <text:p>b“100”</text:p>
          </table:table-cell>
          <table:table-cell table:formula="of:=[.E29]&amp;&quot;,&quot;&amp;[.D30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26]=1 <text:s/>dphi[27]=0.000818</text:p>
          </table:table-cell>
          <table:table-cell office:value-type="float" office:value="27" calcext:value-type="float">
            <text:p>27</text:p>
          </table:table-cell>
          <table:table-cell table:formula="of:=MID([.A31];11;1)" office:value-type="string" office:string-value="1" calcext:value-type="string">
            <text:p>1</text:p>
          </table:table-cell>
          <table:table-cell table:formula="of:=VLOOKUP([.C31];[.$J$4:.$K$11];2;0)" office:value-type="string" office:string-value="b“001”" calcext:value-type="string">
            <text:p>b“001”</text:p>
          </table:table-cell>
          <table:table-cell table:formula="of:=[.E30]&amp;&quot;,&quot;&amp;[.D31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27]=0 <text:s/>dphi[28]=0.000000</text:p>
          </table:table-cell>
          <table:table-cell office:value-type="float" office:value="28" calcext:value-type="float">
            <text:p>28</text:p>
          </table:table-cell>
          <table:table-cell table:formula="of:=MID([.A32];11;1)" office:value-type="string" office:string-value="0" calcext:value-type="string">
            <text:p>0</text:p>
          </table:table-cell>
          <table:table-cell table:formula="of:=VLOOKUP([.C32];[.$J$4:.$K$11];2;0)" office:value-type="string" office:string-value="b“000”" calcext:value-type="string">
            <text:p>b“000”</text:p>
          </table:table-cell>
          <table:table-cell table:formula="of:=[.E31]&amp;&quot;,&quot;&amp;[.D32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28]=5 <text:s/>dphi[29]=0.004091</text:p>
          </table:table-cell>
          <table:table-cell office:value-type="float" office:value="29" calcext:value-type="float">
            <text:p>29</text:p>
          </table:table-cell>
          <table:table-cell table:formula="of:=MID([.A33];11;1)" office:value-type="string" office:string-value="5" calcext:value-type="string">
            <text:p>5</text:p>
          </table:table-cell>
          <table:table-cell table:formula="of:=VLOOKUP([.C33];[.$J$4:.$K$11];2;0)" office:value-type="string" office:string-value="b“101”" calcext:value-type="string">
            <text:p>b“101”</text:p>
          </table:table-cell>
          <table:table-cell table:formula="of:=[.E32]&amp;&quot;,&quot;&amp;[.D33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29]=5 <text:s/>dphi[30]=0.004091</text:p>
          </table:table-cell>
          <table:table-cell office:value-type="float" office:value="30" calcext:value-type="float">
            <text:p>30</text:p>
          </table:table-cell>
          <table:table-cell table:formula="of:=MID([.A34];11;1)" office:value-type="string" office:string-value="5" calcext:value-type="string">
            <text:p>5</text:p>
          </table:table-cell>
          <table:table-cell table:formula="of:=VLOOKUP([.C34];[.$J$4:.$K$11];2;0)" office:value-type="string" office:string-value="b“101”" calcext:value-type="string">
            <text:p>b“101”</text:p>
          </table:table-cell>
          <table:table-cell table:formula="of:=[.E33]&amp;&quot;,&quot;&amp;[.D34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30]=5 <text:s/>dphi[31]=0.004091</text:p>
          </table:table-cell>
          <table:table-cell office:value-type="float" office:value="31" calcext:value-type="float">
            <text:p>31</text:p>
          </table:table-cell>
          <table:table-cell table:formula="of:=MID([.A35];11;1)" office:value-type="string" office:string-value="5" calcext:value-type="string">
            <text:p>5</text:p>
          </table:table-cell>
          <table:table-cell table:formula="of:=VLOOKUP([.C35];[.$J$4:.$K$11];2;0)" office:value-type="string" office:string-value="b“101”" calcext:value-type="string">
            <text:p>b“101”</text:p>
          </table:table-cell>
          <table:table-cell table:formula="of:=[.E34]&amp;&quot;,&quot;&amp;[.D35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31]=3 <text:s/>dphi[32]=0.002454</text:p>
          </table:table-cell>
          <table:table-cell office:value-type="float" office:value="32" calcext:value-type="float">
            <text:p>32</text:p>
          </table:table-cell>
          <table:table-cell table:formula="of:=MID([.A36];11;1)" office:value-type="string" office:string-value="3" calcext:value-type="string">
            <text:p>3</text:p>
          </table:table-cell>
          <table:table-cell table:formula="of:=VLOOKUP([.C36];[.$J$4:.$K$11];2;0)" office:value-type="string" office:string-value="b“011”" calcext:value-type="string">
            <text:p>b“011”</text:p>
          </table:table-cell>
          <table:table-cell table:formula="of:=[.E35]&amp;&quot;,&quot;&amp;[.D36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32]=2 <text:s/>dphi[33]=0.001636</text:p>
          </table:table-cell>
          <table:table-cell office:value-type="float" office:value="33" calcext:value-type="float">
            <text:p>33</text:p>
          </table:table-cell>
          <table:table-cell table:formula="of:=MID([.A37];11;1)" office:value-type="string" office:string-value="2" calcext:value-type="string">
            <text:p>2</text:p>
          </table:table-cell>
          <table:table-cell table:formula="of:=VLOOKUP([.C37];[.$J$4:.$K$11];2;0)" office:value-type="string" office:string-value="b“010”" calcext:value-type="string">
            <text:p>b“010”</text:p>
          </table:table-cell>
          <table:table-cell table:formula="of:=[.E36]&amp;&quot;,&quot;&amp;[.D37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33]=0 <text:s/>dphi[34]=0.000000</text:p>
          </table:table-cell>
          <table:table-cell office:value-type="float" office:value="34" calcext:value-type="float">
            <text:p>34</text:p>
          </table:table-cell>
          <table:table-cell table:formula="of:=MID([.A38];11;1)" office:value-type="string" office:string-value="0" calcext:value-type="string">
            <text:p>0</text:p>
          </table:table-cell>
          <table:table-cell table:formula="of:=VLOOKUP([.C38];[.$J$4:.$K$11];2;0)" office:value-type="string" office:string-value="b“000”" calcext:value-type="string">
            <text:p>b“000”</text:p>
          </table:table-cell>
          <table:table-cell table:formula="of:=[.E37]&amp;&quot;,&quot;&amp;[.D38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34]=6 <text:s/>dphi[35]=0.004909</text:p>
          </table:table-cell>
          <table:table-cell office:value-type="float" office:value="35" calcext:value-type="float">
            <text:p>35</text:p>
          </table:table-cell>
          <table:table-cell table:formula="of:=MID([.A39];11;1)" office:value-type="string" office:string-value="6" calcext:value-type="string">
            <text:p>6</text:p>
          </table:table-cell>
          <table:table-cell table:formula="of:=VLOOKUP([.C39];[.$J$4:.$K$11];2;0)" office:value-type="string" office:string-value="b“110”" calcext:value-type="string">
            <text:p>b“110”</text:p>
          </table:table-cell>
          <table:table-cell table:formula="of:=[.E38]&amp;&quot;,&quot;&amp;[.D39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35]=0 <text:s/>dphi[36]=0.000000</text:p>
          </table:table-cell>
          <table:table-cell office:value-type="float" office:value="36" calcext:value-type="float">
            <text:p>36</text:p>
          </table:table-cell>
          <table:table-cell table:formula="of:=MID([.A40];11;1)" office:value-type="string" office:string-value="0" calcext:value-type="string">
            <text:p>0</text:p>
          </table:table-cell>
          <table:table-cell table:formula="of:=VLOOKUP([.C40];[.$J$4:.$K$11];2;0)" office:value-type="string" office:string-value="b“000”" calcext:value-type="string">
            <text:p>b“000”</text:p>
          </table:table-cell>
          <table:table-cell table:formula="of:=[.E39]&amp;&quot;,&quot;&amp;[.D40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36]=3 <text:s/>dphi[37]=0.002454</text:p>
          </table:table-cell>
          <table:table-cell office:value-type="float" office:value="37" calcext:value-type="float">
            <text:p>37</text:p>
          </table:table-cell>
          <table:table-cell table:formula="of:=MID([.A41];11;1)" office:value-type="string" office:string-value="3" calcext:value-type="string">
            <text:p>3</text:p>
          </table:table-cell>
          <table:table-cell table:formula="of:=VLOOKUP([.C41];[.$J$4:.$K$11];2;0)" office:value-type="string" office:string-value="b“011”" calcext:value-type="string">
            <text:p>b“011”</text:p>
          </table:table-cell>
          <table:table-cell table:formula="of:=[.E40]&amp;&quot;,&quot;&amp;[.D41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37]=1 <text:s/>dphi[38]=0.000818</text:p>
          </table:table-cell>
          <table:table-cell office:value-type="float" office:value="38" calcext:value-type="float">
            <text:p>38</text:p>
          </table:table-cell>
          <table:table-cell table:formula="of:=MID([.A42];11;1)" office:value-type="string" office:string-value="1" calcext:value-type="string">
            <text:p>1</text:p>
          </table:table-cell>
          <table:table-cell table:formula="of:=VLOOKUP([.C42];[.$J$4:.$K$11];2;0)" office:value-type="string" office:string-value="b“001”" calcext:value-type="string">
            <text:p>b“001”</text:p>
          </table:table-cell>
          <table:table-cell table:formula="of:=[.E41]&amp;&quot;,&quot;&amp;[.D42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38]=4 <text:s/>dphi[39]=0.003272</text:p>
          </table:table-cell>
          <table:table-cell office:value-type="float" office:value="39" calcext:value-type="float">
            <text:p>39</text:p>
          </table:table-cell>
          <table:table-cell table:formula="of:=MID([.A43];11;1)" office:value-type="string" office:string-value="4" calcext:value-type="string">
            <text:p>4</text:p>
          </table:table-cell>
          <table:table-cell table:formula="of:=VLOOKUP([.C43];[.$J$4:.$K$11];2;0)" office:value-type="string" office:string-value="b“100”" calcext:value-type="string">
            <text:p>b“100”</text:p>
          </table:table-cell>
          <table:table-cell table:formula="of:=[.E42]&amp;&quot;,&quot;&amp;[.D43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39]=0 <text:s/>dphi[40]=0.000000</text:p>
          </table:table-cell>
          <table:table-cell office:value-type="float" office:value="40" calcext:value-type="float">
            <text:p>40</text:p>
          </table:table-cell>
          <table:table-cell table:formula="of:=MID([.A44];11;1)" office:value-type="string" office:string-value="0" calcext:value-type="string">
            <text:p>0</text:p>
          </table:table-cell>
          <table:table-cell table:formula="of:=VLOOKUP([.C44];[.$J$4:.$K$11];2;0)" office:value-type="string" office:string-value="b“000”" calcext:value-type="string">
            <text:p>b“000”</text:p>
          </table:table-cell>
          <table:table-cell table:formula="of:=[.E43]&amp;&quot;,&quot;&amp;[.D44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40]=6 <text:s/>dphi[41]=0.004909</text:p>
          </table:table-cell>
          <table:table-cell office:value-type="float" office:value="41" calcext:value-type="float">
            <text:p>41</text:p>
          </table:table-cell>
          <table:table-cell table:formula="of:=MID([.A45];11;1)" office:value-type="string" office:string-value="6" calcext:value-type="string">
            <text:p>6</text:p>
          </table:table-cell>
          <table:table-cell table:formula="of:=VLOOKUP([.C45];[.$J$4:.$K$11];2;0)" office:value-type="string" office:string-value="b“110”" calcext:value-type="string">
            <text:p>b“110”</text:p>
          </table:table-cell>
          <table:table-cell table:formula="of:=[.E44]&amp;&quot;,&quot;&amp;[.D45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41]=5 <text:s/>dphi[42]=0.004091</text:p>
          </table:table-cell>
          <table:table-cell office:value-type="float" office:value="42" calcext:value-type="float">
            <text:p>42</text:p>
          </table:table-cell>
          <table:table-cell table:formula="of:=MID([.A46];11;1)" office:value-type="string" office:string-value="5" calcext:value-type="string">
            <text:p>5</text:p>
          </table:table-cell>
          <table:table-cell table:formula="of:=VLOOKUP([.C46];[.$J$4:.$K$11];2;0)" office:value-type="string" office:string-value="b“101”" calcext:value-type="string">
            <text:p>b“101”</text:p>
          </table:table-cell>
          <table:table-cell table:formula="of:=[.E45]&amp;&quot;,&quot;&amp;[.D46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42]=2 <text:s/>dphi[43]=0.001636</text:p>
          </table:table-cell>
          <table:table-cell office:value-type="float" office:value="43" calcext:value-type="float">
            <text:p>43</text:p>
          </table:table-cell>
          <table:table-cell table:formula="of:=MID([.A47];11;1)" office:value-type="string" office:string-value="2" calcext:value-type="string">
            <text:p>2</text:p>
          </table:table-cell>
          <table:table-cell table:formula="of:=VLOOKUP([.C47];[.$J$4:.$K$11];2;0)" office:value-type="string" office:string-value="b“010”" calcext:value-type="string">
            <text:p>b“010”</text:p>
          </table:table-cell>
          <table:table-cell table:formula="of:=[.E46]&amp;&quot;,&quot;&amp;[.D47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43]=4 <text:s/>dphi[44]=0.003272</text:p>
          </table:table-cell>
          <table:table-cell office:value-type="float" office:value="44" calcext:value-type="float">
            <text:p>44</text:p>
          </table:table-cell>
          <table:table-cell table:formula="of:=MID([.A48];11;1)" office:value-type="string" office:string-value="4" calcext:value-type="string">
            <text:p>4</text:p>
          </table:table-cell>
          <table:table-cell table:formula="of:=VLOOKUP([.C48];[.$J$4:.$K$11];2;0)" office:value-type="string" office:string-value="b“100”" calcext:value-type="string">
            <text:p>b“100”</text:p>
          </table:table-cell>
          <table:table-cell table:formula="of:=[.E47]&amp;&quot;,&quot;&amp;[.D48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44]=6 <text:s/>dphi[45]=0.004909</text:p>
          </table:table-cell>
          <table:table-cell office:value-type="float" office:value="45" calcext:value-type="float">
            <text:p>45</text:p>
          </table:table-cell>
          <table:table-cell table:formula="of:=MID([.A49];11;1)" office:value-type="string" office:string-value="6" calcext:value-type="string">
            <text:p>6</text:p>
          </table:table-cell>
          <table:table-cell table:formula="of:=VLOOKUP([.C49];[.$J$4:.$K$11];2;0)" office:value-type="string" office:string-value="b“110”" calcext:value-type="string">
            <text:p>b“110”</text:p>
          </table:table-cell>
          <table:table-cell table:formula="of:=[.E48]&amp;&quot;,&quot;&amp;[.D49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45]=4 <text:s/>dphi[46]=0.003272</text:p>
          </table:table-cell>
          <table:table-cell office:value-type="float" office:value="46" calcext:value-type="float">
            <text:p>46</text:p>
          </table:table-cell>
          <table:table-cell table:formula="of:=MID([.A50];11;1)" office:value-type="string" office:string-value="4" calcext:value-type="string">
            <text:p>4</text:p>
          </table:table-cell>
          <table:table-cell table:formula="of:=VLOOKUP([.C50];[.$J$4:.$K$11];2;0)" office:value-type="string" office:string-value="b“100”" calcext:value-type="string">
            <text:p>b“100”</text:p>
          </table:table-cell>
          <table:table-cell table:formula="of:=[.E49]&amp;&quot;,&quot;&amp;[.D50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46]=2 <text:s/>dphi[47]=0.001636</text:p>
          </table:table-cell>
          <table:table-cell office:value-type="float" office:value="47" calcext:value-type="float">
            <text:p>47</text:p>
          </table:table-cell>
          <table:table-cell table:formula="of:=MID([.A51];11;1)" office:value-type="string" office:string-value="2" calcext:value-type="string">
            <text:p>2</text:p>
          </table:table-cell>
          <table:table-cell table:formula="of:=VLOOKUP([.C51];[.$J$4:.$K$11];2;0)" office:value-type="string" office:string-value="b“010”" calcext:value-type="string">
            <text:p>b“010”</text:p>
          </table:table-cell>
          <table:table-cell table:formula="of:=[.E50]&amp;&quot;,&quot;&amp;[.D51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47]=1 <text:s/>dphi[48]=0.000818</text:p>
          </table:table-cell>
          <table:table-cell office:value-type="float" office:value="48" calcext:value-type="float">
            <text:p>48</text:p>
          </table:table-cell>
          <table:table-cell table:formula="of:=MID([.A52];11;1)" office:value-type="string" office:string-value="1" calcext:value-type="string">
            <text:p>1</text:p>
          </table:table-cell>
          <table:table-cell table:formula="of:=VLOOKUP([.C52];[.$J$4:.$K$11];2;0)" office:value-type="string" office:string-value="b“001”" calcext:value-type="string">
            <text:p>b“001”</text:p>
          </table:table-cell>
          <table:table-cell table:formula="of:=[.E51]&amp;&quot;,&quot;&amp;[.D52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48]=3 <text:s/>dphi[49]=0.002454</text:p>
          </table:table-cell>
          <table:table-cell office:value-type="float" office:value="49" calcext:value-type="float">
            <text:p>49</text:p>
          </table:table-cell>
          <table:table-cell table:formula="of:=MID([.A53];11;1)" office:value-type="string" office:string-value="3" calcext:value-type="string">
            <text:p>3</text:p>
          </table:table-cell>
          <table:table-cell table:formula="of:=VLOOKUP([.C53];[.$J$4:.$K$11];2;0)" office:value-type="string" office:string-value="b“011”" calcext:value-type="string">
            <text:p>b“011”</text:p>
          </table:table-cell>
          <table:table-cell table:formula="of:=[.E52]&amp;&quot;,&quot;&amp;[.D53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49]=5 <text:s/>dphi[50]=0.004091</text:p>
          </table:table-cell>
          <table:table-cell office:value-type="float" office:value="50" calcext:value-type="float">
            <text:p>50</text:p>
          </table:table-cell>
          <table:table-cell table:formula="of:=MID([.A54];11;1)" office:value-type="string" office:string-value="5" calcext:value-type="string">
            <text:p>5</text:p>
          </table:table-cell>
          <table:table-cell table:formula="of:=VLOOKUP([.C54];[.$J$4:.$K$11];2;0)" office:value-type="string" office:string-value="b“101”" calcext:value-type="string">
            <text:p>b“101”</text:p>
          </table:table-cell>
          <table:table-cell table:formula="of:=[.E53]&amp;&quot;,&quot;&amp;[.D54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50]=7 <text:s/>dphi[51]=0.005727</text:p>
          </table:table-cell>
          <table:table-cell office:value-type="float" office:value="51" calcext:value-type="float">
            <text:p>51</text:p>
          </table:table-cell>
          <table:table-cell table:formula="of:=MID([.A55];11;1)" office:value-type="string" office:string-value="7" calcext:value-type="string">
            <text:p>7</text:p>
          </table:table-cell>
          <table:table-cell table:formula="of:=VLOOKUP([.C55];[.$J$4:.$K$11];2;0)" office:value-type="string" office:string-value="b”111”" calcext:value-type="string">
            <text:p>b”111”</text:p>
          </table:table-cell>
          <table:table-cell table:formula="of:=[.E54]&amp;&quot;,&quot;&amp;[.D55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51]=4 <text:s/>dphi[52]=0.003272</text:p>
          </table:table-cell>
          <table:table-cell office:value-type="float" office:value="52" calcext:value-type="float">
            <text:p>52</text:p>
          </table:table-cell>
          <table:table-cell table:formula="of:=MID([.A56];11;1)" office:value-type="string" office:string-value="4" calcext:value-type="string">
            <text:p>4</text:p>
          </table:table-cell>
          <table:table-cell table:formula="of:=VLOOKUP([.C56];[.$J$4:.$K$11];2;0)" office:value-type="string" office:string-value="b“100”" calcext:value-type="string">
            <text:p>b“100”</text:p>
          </table:table-cell>
          <table:table-cell table:formula="of:=[.E55]&amp;&quot;,&quot;&amp;[.D56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52]=0 <text:s/>dphi[53]=0.000000</text:p>
          </table:table-cell>
          <table:table-cell office:value-type="float" office:value="53" calcext:value-type="float">
            <text:p>53</text:p>
          </table:table-cell>
          <table:table-cell table:formula="of:=MID([.A57];11;1)" office:value-type="string" office:string-value="0" calcext:value-type="string">
            <text:p>0</text:p>
          </table:table-cell>
          <table:table-cell table:formula="of:=VLOOKUP([.C57];[.$J$4:.$K$11];2;0)" office:value-type="string" office:string-value="b“000”" calcext:value-type="string">
            <text:p>b“000”</text:p>
          </table:table-cell>
          <table:table-cell table:formula="of:=[.E56]&amp;&quot;,&quot;&amp;[.D57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53]=2 <text:s/>dphi[54]=0.001636</text:p>
          </table:table-cell>
          <table:table-cell office:value-type="float" office:value="54" calcext:value-type="float">
            <text:p>54</text:p>
          </table:table-cell>
          <table:table-cell table:formula="of:=MID([.A58];11;1)" office:value-type="string" office:string-value="2" calcext:value-type="string">
            <text:p>2</text:p>
          </table:table-cell>
          <table:table-cell table:formula="of:=VLOOKUP([.C58];[.$J$4:.$K$11];2;0)" office:value-type="string" office:string-value="b“010”" calcext:value-type="string">
            <text:p>b“010”</text:p>
          </table:table-cell>
          <table:table-cell table:formula="of:=[.E57]&amp;&quot;,&quot;&amp;[.D58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54]=1 <text:s/>dphi[55]=0.000818</text:p>
          </table:table-cell>
          <table:table-cell office:value-type="float" office:value="55" calcext:value-type="float">
            <text:p>55</text:p>
          </table:table-cell>
          <table:table-cell table:formula="of:=MID([.A59];11;1)" office:value-type="string" office:string-value="1" calcext:value-type="string">
            <text:p>1</text:p>
          </table:table-cell>
          <table:table-cell table:formula="of:=VLOOKUP([.C59];[.$J$4:.$K$11];2;0)" office:value-type="string" office:string-value="b“001”" calcext:value-type="string">
            <text:p>b“001”</text:p>
          </table:table-cell>
          <table:table-cell table:formula="of:=[.E58]&amp;&quot;,&quot;&amp;[.D59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55]=0 <text:s/>dphi[56]=0.000000</text:p>
          </table:table-cell>
          <table:table-cell office:value-type="float" office:value="56" calcext:value-type="float">
            <text:p>56</text:p>
          </table:table-cell>
          <table:table-cell table:formula="of:=MID([.A60];11;1)" office:value-type="string" office:string-value="0" calcext:value-type="string">
            <text:p>0</text:p>
          </table:table-cell>
          <table:table-cell table:formula="of:=VLOOKUP([.C60];[.$J$4:.$K$11];2;0)" office:value-type="string" office:string-value="b“000”" calcext:value-type="string">
            <text:p>b“000”</text:p>
          </table:table-cell>
          <table:table-cell table:formula="of:=[.E59]&amp;&quot;,&quot;&amp;[.D60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56]=0 <text:s/>dphi[57]=0.000000</text:p>
          </table:table-cell>
          <table:table-cell office:value-type="float" office:value="57" calcext:value-type="float">
            <text:p>57</text:p>
          </table:table-cell>
          <table:table-cell table:formula="of:=MID([.A61];11;1)" office:value-type="string" office:string-value="0" calcext:value-type="string">
            <text:p>0</text:p>
          </table:table-cell>
          <table:table-cell table:formula="of:=VLOOKUP([.C61];[.$J$4:.$K$11];2;0)" office:value-type="string" office:string-value="b“000”" calcext:value-type="string">
            <text:p>b“000”</text:p>
          </table:table-cell>
          <table:table-cell table:formula="of:=[.E60]&amp;&quot;,&quot;&amp;[.D61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57]=5 <text:s/>dphi[58]=0.004091</text:p>
          </table:table-cell>
          <table:table-cell office:value-type="float" office:value="58" calcext:value-type="float">
            <text:p>58</text:p>
          </table:table-cell>
          <table:table-cell table:formula="of:=MID([.A62];11;1)" office:value-type="string" office:string-value="5" calcext:value-type="string">
            <text:p>5</text:p>
          </table:table-cell>
          <table:table-cell table:formula="of:=VLOOKUP([.C62];[.$J$4:.$K$11];2;0)" office:value-type="string" office:string-value="b“101”" calcext:value-type="string">
            <text:p>b“101”</text:p>
          </table:table-cell>
          <table:table-cell table:formula="of:=[.E61]&amp;&quot;,&quot;&amp;[.D62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58]=1 <text:s/>dphi[59]=0.000818</text:p>
          </table:table-cell>
          <table:table-cell office:value-type="float" office:value="59" calcext:value-type="float">
            <text:p>59</text:p>
          </table:table-cell>
          <table:table-cell table:formula="of:=MID([.A63];11;1)" office:value-type="string" office:string-value="1" calcext:value-type="string">
            <text:p>1</text:p>
          </table:table-cell>
          <table:table-cell table:formula="of:=VLOOKUP([.C63];[.$J$4:.$K$11];2;0)" office:value-type="string" office:string-value="b“001”" calcext:value-type="string">
            <text:p>b“001”</text:p>
          </table:table-cell>
          <table:table-cell table:formula="of:=[.E62]&amp;&quot;,&quot;&amp;[.D63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59]=0 <text:s/>dphi[60]=0.000000</text:p>
          </table:table-cell>
          <table:table-cell office:value-type="float" office:value="60" calcext:value-type="float">
            <text:p>60</text:p>
          </table:table-cell>
          <table:table-cell table:formula="of:=MID([.A64];11;1)" office:value-type="string" office:string-value="0" calcext:value-type="string">
            <text:p>0</text:p>
          </table:table-cell>
          <table:table-cell table:formula="of:=VLOOKUP([.C64];[.$J$4:.$K$11];2;0)" office:value-type="string" office:string-value="b“000”" calcext:value-type="string">
            <text:p>b“000”</text:p>
          </table:table-cell>
          <table:table-cell table:formula="of:=[.E63]&amp;&quot;,&quot;&amp;[.D64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60]=7 <text:s/>dphi[61]=0.005727</text:p>
          </table:table-cell>
          <table:table-cell office:value-type="float" office:value="61" calcext:value-type="float">
            <text:p>61</text:p>
          </table:table-cell>
          <table:table-cell table:formula="of:=MID([.A65];11;1)" office:value-type="string" office:string-value="7" calcext:value-type="string">
            <text:p>7</text:p>
          </table:table-cell>
          <table:table-cell table:formula="of:=VLOOKUP([.C65];[.$J$4:.$K$11];2;0)" office:value-type="string" office:string-value="b”111”" calcext:value-type="string">
            <text:p>b”111”</text:p>
          </table:table-cell>
          <table:table-cell table:formula="of:=[.E64]&amp;&quot;,&quot;&amp;[.D65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61]=2 <text:s/>dphi[62]=0.001636</text:p>
          </table:table-cell>
          <table:table-cell office:value-type="float" office:value="62" calcext:value-type="float">
            <text:p>62</text:p>
          </table:table-cell>
          <table:table-cell table:formula="of:=MID([.A66];11;1)" office:value-type="string" office:string-value="2" calcext:value-type="string">
            <text:p>2</text:p>
          </table:table-cell>
          <table:table-cell table:formula="of:=VLOOKUP([.C66];[.$J$4:.$K$11];2;0)" office:value-type="string" office:string-value="b“010”" calcext:value-type="string">
            <text:p>b“010”</text:p>
          </table:table-cell>
          <table:table-cell table:formula="of:=[.E65]&amp;&quot;,&quot;&amp;[.D66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62]=7 <text:s/>dphi[63]=0.005727</text:p>
          </table:table-cell>
          <table:table-cell office:value-type="float" office:value="63" calcext:value-type="float">
            <text:p>63</text:p>
          </table:table-cell>
          <table:table-cell table:formula="of:=MID([.A67];11;1)" office:value-type="string" office:string-value="7" calcext:value-type="string">
            <text:p>7</text:p>
          </table:table-cell>
          <table:table-cell table:formula="of:=VLOOKUP([.C67];[.$J$4:.$K$11];2;0)" office:value-type="string" office:string-value="b”111”" calcext:value-type="string">
            <text:p>b”111”</text:p>
          </table:table-cell>
          <table:table-cell table:formula="of:=[.E66]&amp;&quot;,&quot;&amp;[.D67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63]=6 <text:s/>dphi[64]=0.004909</text:p>
          </table:table-cell>
          <table:table-cell office:value-type="float" office:value="64" calcext:value-type="float">
            <text:p>64</text:p>
          </table:table-cell>
          <table:table-cell table:formula="of:=MID([.A68];11;1)" office:value-type="string" office:string-value="6" calcext:value-type="string">
            <text:p>6</text:p>
          </table:table-cell>
          <table:table-cell table:formula="of:=VLOOKUP([.C68];[.$J$4:.$K$11];2;0)" office:value-type="string" office:string-value="b“110”" calcext:value-type="string">
            <text:p>b“110”</text:p>
          </table:table-cell>
          <table:table-cell table:formula="of:=[.E67]&amp;&quot;,&quot;&amp;[.D68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64]=2 <text:s/>dphi[65]=0.001636</text:p>
          </table:table-cell>
          <table:table-cell office:value-type="float" office:value="65" calcext:value-type="float">
            <text:p>65</text:p>
          </table:table-cell>
          <table:table-cell table:formula="of:=MID([.A69];11;1)" office:value-type="string" office:string-value="2" calcext:value-type="string">
            <text:p>2</text:p>
          </table:table-cell>
          <table:table-cell table:formula="of:=VLOOKUP([.C69];[.$J$4:.$K$11];2;0)" office:value-type="string" office:string-value="b“010”" calcext:value-type="string">
            <text:p>b“010”</text:p>
          </table:table-cell>
          <table:table-cell table:formula="of:=[.E68]&amp;&quot;,&quot;&amp;[.D69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65]=2 <text:s/>dphi[66]=0.001636</text:p>
          </table:table-cell>
          <table:table-cell office:value-type="float" office:value="66" calcext:value-type="float">
            <text:p>66</text:p>
          </table:table-cell>
          <table:table-cell table:formula="of:=MID([.A70];11;1)" office:value-type="string" office:string-value="2" calcext:value-type="string">
            <text:p>2</text:p>
          </table:table-cell>
          <table:table-cell table:formula="of:=VLOOKUP([.C70];[.$J$4:.$K$11];2;0)" office:value-type="string" office:string-value="b“010”" calcext:value-type="string">
            <text:p>b“010”</text:p>
          </table:table-cell>
          <table:table-cell table:formula="of:=[.E69]&amp;&quot;,&quot;&amp;[.D70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66]=6 <text:s/>dphi[67]=0.004909</text:p>
          </table:table-cell>
          <table:table-cell office:value-type="float" office:value="67" calcext:value-type="float">
            <text:p>67</text:p>
          </table:table-cell>
          <table:table-cell table:formula="of:=MID([.A71];11;1)" office:value-type="string" office:string-value="6" calcext:value-type="string">
            <text:p>6</text:p>
          </table:table-cell>
          <table:table-cell table:formula="of:=VLOOKUP([.C71];[.$J$4:.$K$11];2;0)" office:value-type="string" office:string-value="b“110”" calcext:value-type="string">
            <text:p>b“110”</text:p>
          </table:table-cell>
          <table:table-cell table:formula="of:=[.E70]&amp;&quot;,&quot;&amp;[.D71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67]=3 <text:s/>dphi[68]=0.002454</text:p>
          </table:table-cell>
          <table:table-cell office:value-type="float" office:value="68" calcext:value-type="float">
            <text:p>68</text:p>
          </table:table-cell>
          <table:table-cell table:formula="of:=MID([.A72];11;1)" office:value-type="string" office:string-value="3" calcext:value-type="string">
            <text:p>3</text:p>
          </table:table-cell>
          <table:table-cell table:formula="of:=VLOOKUP([.C72];[.$J$4:.$K$11];2;0)" office:value-type="string" office:string-value="b“011”" calcext:value-type="string">
            <text:p>b“011”</text:p>
          </table:table-cell>
          <table:table-cell table:formula="of:=[.E71]&amp;&quot;,&quot;&amp;[.D72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68]=5 <text:s/>dphi[69]=0.004091</text:p>
          </table:table-cell>
          <table:table-cell office:value-type="float" office:value="69" calcext:value-type="float">
            <text:p>69</text:p>
          </table:table-cell>
          <table:table-cell table:formula="of:=MID([.A73];11;1)" office:value-type="string" office:string-value="5" calcext:value-type="string">
            <text:p>5</text:p>
          </table:table-cell>
          <table:table-cell table:formula="of:=VLOOKUP([.C73];[.$J$4:.$K$11];2;0)" office:value-type="string" office:string-value="b“101”" calcext:value-type="string">
            <text:p>b“101”</text:p>
          </table:table-cell>
          <table:table-cell table:formula="of:=[.E72]&amp;&quot;,&quot;&amp;[.D73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69]=3 <text:s/>dphi[70]=0.002454</text:p>
          </table:table-cell>
          <table:table-cell office:value-type="float" office:value="70" calcext:value-type="float">
            <text:p>70</text:p>
          </table:table-cell>
          <table:table-cell table:formula="of:=MID([.A74];11;1)" office:value-type="string" office:string-value="3" calcext:value-type="string">
            <text:p>3</text:p>
          </table:table-cell>
          <table:table-cell table:formula="of:=VLOOKUP([.C74];[.$J$4:.$K$11];2;0)" office:value-type="string" office:string-value="b“011”" calcext:value-type="string">
            <text:p>b“011”</text:p>
          </table:table-cell>
          <table:table-cell table:formula="of:=[.E73]&amp;&quot;,&quot;&amp;[.D74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70]=2 <text:s/>dphi[71]=0.001636</text:p>
          </table:table-cell>
          <table:table-cell office:value-type="float" office:value="71" calcext:value-type="float">
            <text:p>71</text:p>
          </table:table-cell>
          <table:table-cell table:formula="of:=MID([.A75];11;1)" office:value-type="string" office:string-value="2" calcext:value-type="string">
            <text:p>2</text:p>
          </table:table-cell>
          <table:table-cell table:formula="of:=VLOOKUP([.C75];[.$J$4:.$K$11];2;0)" office:value-type="string" office:string-value="b“010”" calcext:value-type="string">
            <text:p>b“010”</text:p>
          </table:table-cell>
          <table:table-cell table:formula="of:=[.E74]&amp;&quot;,&quot;&amp;[.D75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71]=7 <text:s/>dphi[72]=0.005727</text:p>
          </table:table-cell>
          <table:table-cell office:value-type="float" office:value="72" calcext:value-type="float">
            <text:p>72</text:p>
          </table:table-cell>
          <table:table-cell table:formula="of:=MID([.A76];11;1)" office:value-type="string" office:string-value="7" calcext:value-type="string">
            <text:p>7</text:p>
          </table:table-cell>
          <table:table-cell table:formula="of:=VLOOKUP([.C76];[.$J$4:.$K$11];2;0)" office:value-type="string" office:string-value="b”111”" calcext:value-type="string">
            <text:p>b”111”</text:p>
          </table:table-cell>
          <table:table-cell table:formula="of:=[.E75]&amp;&quot;,&quot;&amp;[.D76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72]=3 <text:s/>dphi[73]=0.002454</text:p>
          </table:table-cell>
          <table:table-cell office:value-type="float" office:value="73" calcext:value-type="float">
            <text:p>73</text:p>
          </table:table-cell>
          <table:table-cell table:formula="of:=MID([.A77];11;1)" office:value-type="string" office:string-value="3" calcext:value-type="string">
            <text:p>3</text:p>
          </table:table-cell>
          <table:table-cell table:formula="of:=VLOOKUP([.C77];[.$J$4:.$K$11];2;0)" office:value-type="string" office:string-value="b“011”" calcext:value-type="string">
            <text:p>b“011”</text:p>
          </table:table-cell>
          <table:table-cell table:formula="of:=[.E76]&amp;&quot;,&quot;&amp;[.D77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73]=1 <text:s/>dphi[74]=0.000818</text:p>
          </table:table-cell>
          <table:table-cell office:value-type="float" office:value="74" calcext:value-type="float">
            <text:p>74</text:p>
          </table:table-cell>
          <table:table-cell table:formula="of:=MID([.A78];11;1)" office:value-type="string" office:string-value="1" calcext:value-type="string">
            <text:p>1</text:p>
          </table:table-cell>
          <table:table-cell table:formula="of:=VLOOKUP([.C78];[.$J$4:.$K$11];2;0)" office:value-type="string" office:string-value="b“001”" calcext:value-type="string">
            <text:p>b“001”</text:p>
          </table:table-cell>
          <table:table-cell table:formula="of:=[.E77]&amp;&quot;,&quot;&amp;[.D78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,b“0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,b“0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74]=4 <text:s/>dphi[75]=0.003272</text:p>
          </table:table-cell>
          <table:table-cell office:value-type="float" office:value="75" calcext:value-type="float">
            <text:p>75</text:p>
          </table:table-cell>
          <table:table-cell table:formula="of:=MID([.A79];11;1)" office:value-type="string" office:string-value="4" calcext:value-type="string">
            <text:p>4</text:p>
          </table:table-cell>
          <table:table-cell table:formula="of:=VLOOKUP([.C79];[.$J$4:.$K$11];2;0)" office:value-type="string" office:string-value="b“100”" calcext:value-type="string">
            <text:p>b“100”</text:p>
          </table:table-cell>
          <table:table-cell table:formula="of:=[.E78]&amp;&quot;,&quot;&amp;[.D79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,b“001”,b“1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,b“001”,b“1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75]=0 <text:s/>dphi[76]=0.000000</text:p>
          </table:table-cell>
          <table:table-cell office:value-type="float" office:value="76" calcext:value-type="float">
            <text:p>76</text:p>
          </table:table-cell>
          <table:table-cell table:formula="of:=MID([.A80];11;1)" office:value-type="string" office:string-value="0" calcext:value-type="string">
            <text:p>0</text:p>
          </table:table-cell>
          <table:table-cell table:formula="of:=VLOOKUP([.C80];[.$J$4:.$K$11];2;0)" office:value-type="string" office:string-value="b“000”" calcext:value-type="string">
            <text:p>b“000”</text:p>
          </table:table-cell>
          <table:table-cell table:formula="of:=[.E79]&amp;&quot;,&quot;&amp;[.D80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,b“001”,b“100”,b“00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,b“001”,b“100”,b“00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76]=6 <text:s/>dphi[77]=0.004909</text:p>
          </table:table-cell>
          <table:table-cell office:value-type="float" office:value="77" calcext:value-type="float">
            <text:p>77</text:p>
          </table:table-cell>
          <table:table-cell table:formula="of:=MID([.A81];11;1)" office:value-type="string" office:string-value="6" calcext:value-type="string">
            <text:p>6</text:p>
          </table:table-cell>
          <table:table-cell table:formula="of:=VLOOKUP([.C81];[.$J$4:.$K$11];2;0)" office:value-type="string" office:string-value="b“110”" calcext:value-type="string">
            <text:p>b“110”</text:p>
          </table:table-cell>
          <table:table-cell table:formula="of:=[.E80]&amp;&quot;,&quot;&amp;[.D81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,b“001”,b“100”,b“000”,b“1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,b“001”,b“100”,b“000”,b“1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77]=5 <text:s/>dphi[78]=0.004091</text:p>
          </table:table-cell>
          <table:table-cell office:value-type="float" office:value="78" calcext:value-type="float">
            <text:p>78</text:p>
          </table:table-cell>
          <table:table-cell table:formula="of:=MID([.A82];11;1)" office:value-type="string" office:string-value="5" calcext:value-type="string">
            <text:p>5</text:p>
          </table:table-cell>
          <table:table-cell table:formula="of:=VLOOKUP([.C82];[.$J$4:.$K$11];2;0)" office:value-type="string" office:string-value="b“101”" calcext:value-type="string">
            <text:p>b“101”</text:p>
          </table:table-cell>
          <table:table-cell table:formula="of:=[.E81]&amp;&quot;,&quot;&amp;[.D82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,b“001”,b“100”,b“000”,b“110”,b“101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,b“001”,b“100”,b“000”,b“110”,b“101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one[78]=2 <text:s/>dphi[79]=0.001636</text:p>
          </table:table-cell>
          <table:table-cell office:value-type="float" office:value="79" calcext:value-type="float">
            <text:p>79</text:p>
          </table:table-cell>
          <table:table-cell table:formula="of:=MID([.A83];11;1)" office:value-type="string" office:string-value="2" calcext:value-type="string">
            <text:p>2</text:p>
          </table:table-cell>
          <table:table-cell table:formula="of:=VLOOKUP([.C83];[.$J$4:.$K$11];2;0)" office:value-type="string" office:string-value="b“010”" calcext:value-type="string">
            <text:p>b“010”</text:p>
          </table:table-cell>
          <table:table-cell table:formula="of:=[.E82]&amp;&quot;,&quot;&amp;[.D83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,b“001”,b“100”,b“000”,b“110”,b“101”,b“0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,b“001”,b“100”,b“000”,b“110”,b“101”,b“010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11"/>dphi[80]=0.00163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VLOOKUP([.C84];[.$J$4:.$K$11];2;0)" office:value-type="string" office:string-value="b“010”" calcext:value-type="string">
            <text:p>b“010”</text:p>
          </table:table-cell>
          <table:table-cell table:formula="of:=[.E83]&amp;&quot;,&quot;&amp;[.D84]" office:value-type="string" office:string-value="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,b“001”,b“100”,b“000”,b“110”,b“101”,b“010”,b“010”" calcext:value-type="string">
            <text:p>b“011”,b“011”,b“001”,b“100”,b“000”,b“110”,b“101”,b“010”,b“010”,b“010”,b“011”,b“101”,b”111”,b“001”,b“110”,b“100”,b“100”,b“001”,b“000”,b“100”,b“001”,b“100”,b“100”,b”111”,b“001”,b“100”,b“100”,b“001”,b“000”,b“101”,b“101”,b“101”,b“011”,b“010”,b“000”,b“110”,b“000”,b“011”,b“001”,b“100”,b“000”,b“110”,b“101”,b“010”,b“100”,b“110”,b“100”,b“010”,b“001”,b“011”,b“101”,b”111”,b“100”,b“000”,b“010”,b“001”,b“000”,b“000”,b“101”,b“001”,b“000”,b”111”,b“010”,b”111”,b“110”,b“010”,b“010”,b“110”,b“011”,b“101”,b“011”,b“010”,b”111”,b“011”,b“001”,b“100”,b“000”,b“110”,b“101”,b“010”,b“010”</text:p>
          </table:table-cell>
          <table:table-cell table:number-columns-repeated="1019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table-column table:style-name="co1" table:number-columns-repeated="5" table:default-cell-style-name="Default"/>
        <table:table-column table:style-name="co1" table:default-cell-style-name="ce6"/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4]*2^32/180/10^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table:formula="of:=[.C5]*2^32/180/10^6" office:value-type="float" office:value="149.130808888889" calcext:value-type="float">
            <text:p>149.130808888889</text:p>
          </table:table-cell>
          <table:table-cell office:value-type="float" office:value="149" calcext:value-type="float">
            <text:p>149</text:p>
          </table:table-cell>
          <table:table-cell table:formula="of:=([.E5]-[.D5])/[.D5]" office:value-type="percentage" office:value="-0.000877141952514772" calcext:value-type="percentage">
            <text:p>-0.09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table:formula="of:=[.C6]*2^32/180/10^6" office:value-type="float" office:value="298.261617777778" calcext:value-type="float">
            <text:p>298.261617777778</text:p>
          </table:table-cell>
          <table:table-cell office:value-type="float" office:value="298" calcext:value-type="float">
            <text:p>298</text:p>
          </table:table-cell>
          <table:table-cell table:formula="of:=([.E6]-[.D6])/[.D6]" office:value-type="percentage" office:value="-0.000877141952514772" calcext:value-type="percentage">
            <text:p>-0.09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.75" calcext:value-type="float">
            <text:p>18.75</text:p>
          </table:table-cell>
          <table:table-cell table:formula="of:=[.C7]*2^32/180/10^6" office:value-type="float" office:value="447.392426666667" calcext:value-type="float">
            <text:p>447.392426666667</text:p>
          </table:table-cell>
          <table:table-cell office:value-type="float" office:value="447" calcext:value-type="float">
            <text:p>447</text:p>
          </table:table-cell>
          <table:table-cell table:formula="of:=([.E7]-[.D7])/[.D7]" office:value-type="percentage" office:value="-0.000877141952514645" calcext:value-type="percentage">
            <text:p>-0.09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[.C8]*2^32/180/10^6" office:value-type="float" office:value="596.523235555556" calcext:value-type="float">
            <text:p>596.523235555556</text:p>
          </table:table-cell>
          <table:table-cell office:value-type="float" office:value="597" calcext:value-type="float">
            <text:p>597</text:p>
          </table:table-cell>
          <table:table-cell table:formula="of:=([.E8]-[.D8])/[.D8]" office:value-type="percentage" office:value="0.000799238681793089" calcext:value-type="percentage">
            <text:p>0.08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.25" calcext:value-type="float">
            <text:p>31.25</text:p>
          </table:table-cell>
          <table:table-cell table:formula="of:=[.C9]*2^32/180/10^6" office:value-type="float" office:value="745.654044444444" calcext:value-type="float">
            <text:p>745.654044444444</text:p>
          </table:table-cell>
          <table:table-cell office:value-type="float" office:value="746" calcext:value-type="float">
            <text:p>746</text:p>
          </table:table-cell>
          <table:table-cell table:formula="of:=([.E9]-[.D9])/[.D9]" office:value-type="percentage" office:value="0.000463962554931745" calcext:value-type="percentage">
            <text:p>0.05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7.5" calcext:value-type="float">
            <text:p>37.5</text:p>
          </table:table-cell>
          <table:table-cell table:formula="of:=[.C10]*2^32/180/10^6" office:value-type="float" office:value="894.784853333333" calcext:value-type="float">
            <text:p>894.784853333333</text:p>
          </table:table-cell>
          <table:table-cell office:value-type="float" office:value="895" calcext:value-type="float">
            <text:p>895</text:p>
          </table:table-cell>
          <table:table-cell table:formula="of:=([.E10]-[.D10])/[.D10]" office:value-type="percentage" office:value="0.000240445137023929" calcext:value-type="percentage">
            <text:p>0.02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.75" calcext:value-type="float">
            <text:p>43.75</text:p>
          </table:table-cell>
          <table:table-cell table:formula="of:=[.C11]*2^32/180/10^6" office:value-type="float" office:value="1043.91566222222" calcext:value-type="float">
            <text:p>1043.91566222222</text:p>
          </table:table-cell>
          <table:table-cell office:value-type="float" office:value="1044" calcext:value-type="float">
            <text:p>1044</text:p>
          </table:table-cell>
          <table:table-cell table:formula="of:=([.E11]-[.D11])/[.D11]" office:value-type="percentage" office:value="0.0000807898385184544" calcext:value-type="percentage">
            <text:p>0.0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3">
      <number:number number:decimal-places="5" number:min-decimal-places="5" number:min-integer-digits="1"/>
      <number:text>%</number:text>
    </number:percentage-style>
    <number:percentage-style style:name="N122">
      <number:number number:decimal-places="4" number:min-decimal-places="4" number:min-integer-digits="1"/>
      <number:text>%</number:text>
    </number:percentage-style>
    <number:percentage-style style:name="N121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55:54.756609748</meta:creation-date>
    <dc:date>2023-10-06T15:16:53.089534597</dc:date>
    <meta:editing-duration>P1DT20H29M20S</meta:editing-duration>
    <meta:editing-cycles>5</meta:editing-cycles>
    <meta:generator>LibreOffice/7.3.7.2$Linux_X86_64 LibreOffice_project/30$Build-2</meta:generator>
    <meta:document-statistic meta:table-count="4" meta:cell-count="1155" meta:object-count="0"/>
  </office:meta>
</office:document-meta>
</file>